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1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normal" style:font-weight-asian="normal" style:font-weight-complex="normal"/>
    </style:style>
    <style:style style:name="ce7" style:family="table-cell" style:parent-style-name="Default">
      <style:table-cell-properties style:text-align-source="value-type" style:repeat-content="false"/>
      <style:paragraph-properties fo:margin-left="0pt"/>
    </style:style>
  </office:automatic-styles>
  <office:body>
    <office:spreadsheet>
      <table:table table:name="Sheet2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HRESHOLDS DATA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ircuit level error</text:p>
          </table:table-cell>
          <table:table-cell table:style-name="ce1" table:number-columns-repeated="2"/>
          <table:table-cell table:style-name="ce1" office:value-type="string" calcext:value-type="string">
            <text:p>TORIC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</table:table-row>
      </table:table>
      <table:table table:name="Sheet3" table:style-name="ta1">
        <table:table-column table:style-name="co1" table:number-columns-repeated="6" table:default-cell-style-name="Default"/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2" office:value-type="float" office:value="0.0000484" calcext:value-type="float">
            <text:p>4.84E-05</text:p>
          </table:table-cell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</table:table-row>
      </table:table>
      <table:table table:name="Sheet1" table:style-name="ta1">
        <table:table-column table:style-name="co1" table:number-columns-repeated="20" table:default-cell-style-name="Default"/>
        <table:table-row table:style-name="ro2">
          <table:table-cell table:style-name="ce1" office:value-type="string" calcext:value-type="string">
            <text:p>THRESHOLDS DATA</text:p>
          </table:table-cell>
          <table:table-cell table:number-columns-repeated="19"/>
        </table:table-row>
        <table:table-row table:style-name="ro2">
          <table:table-cell table:number-columns-repeated="20"/>
        </table:table-row>
        <table:table-row table:style-name="ro2">
          <table:table-cell table:style-name="ce1" office:value-type="string" calcext:value-type="string">
            <text:p>PQ TEST cycles = d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PLANAR</text:p>
          </table:table-cell>
          <table:table-cell table:number-columns-repeated="5"/>
          <table:table-cell table:style-name="ce1" office:value-type="string" calcext:value-type="string">
            <text:p>PQ TEST cycles = 16</text:p>
          </table:table-cell>
          <table:table-cell/>
          <table:table-cell table:style-name="ce1" office:value-type="string" calcext:value-type="string">
            <text:p>TORI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q 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float" office:value="0.026" calcext:value-type="float">
            <text:p>0.026</text:p>
          </table:table-cell>
          <table:table-cell office:value-type="float" office:value="0.0147333" calcext:value-type="float">
            <text:p>0.0147333</text:p>
          </table:table-cell>
          <table:table-cell office:value-type="float" office:value="0.0112125" calcext:value-type="float">
            <text:p>0.0112125</text:p>
          </table:table-cell>
          <table:table-cell office:value-type="float" office:value="0.0096625" calcext:value-type="float">
            <text:p>0.0096625</text:p>
          </table:table-cell>
          <table:table-cell office:value-type="float" office:value="0.0092104" calcext:value-type="float">
            <text:p>0.0092104</text:p>
          </table:table-cell>
          <table:table-cell office:value-type="float" office:value="0.0086411" calcext:value-type="float">
            <text:p>0.0086411</text:p>
          </table:table-cell>
          <table:table-cell office:value-type="float" office:value="0.0084203" calcext:value-type="float">
            <text:p>0.0084203</text:p>
          </table:table-cell>
          <table:table-cell/>
          <table:table-cell office:value-type="float" office:value="0.0092458" calcext:value-type="float">
            <text:p>0.0092458</text:p>
          </table:table-cell>
          <table:table-cell office:value-type="float" office:value="0.00814" calcext:value-type="float">
            <text:p>0.00814</text:p>
          </table:table-cell>
          <table:table-cell office:value-type="float" office:value="0.0073944" calcext:value-type="float">
            <text:p>0.0073944</text:p>
          </table:table-cell>
          <table:table-cell office:value-type="float" office:value="0.0068333" calcext:value-type="float">
            <text:p>0.0068333</text:p>
          </table:table-cell>
          <table:table-cell office:value-type="float" office:value="0.0066875" calcext:value-type="float">
            <text:p>0.0066875</text:p>
          </table:table-cell>
          <table:table-cell/>
          <table:table-cell office:value-type="float" office:value="0.026" calcext:value-type="float">
            <text:p>0.026</text:p>
          </table:table-cell>
          <table:table-cell table:number-columns-repeated="3"/>
          <table:table-cell office:value-type="float" office:value="0.1462875" calcext:value-type="float">
            <text:p>0.1462875</text:p>
          </table:table-cell>
          <table:table-cell office:value-type="float" office:value="0.1354125" calcext:value-type="float">
            <text:p>0.1354125</text:p>
          </table:table-cell>
        </table:table-row>
        <table:table-row table:style-name="ro2">
          <table:table-cell office:value-type="float" office:value="0.0265" calcext:value-type="float">
            <text:p>0.0265</text:p>
          </table:table-cell>
          <table:table-cell office:value-type="float" office:value="0.0155208" calcext:value-type="float">
            <text:p>0.0155208</text:p>
          </table:table-cell>
          <table:table-cell office:value-type="float" office:value="0.012475" calcext:value-type="float">
            <text:p>0.012475</text:p>
          </table:table-cell>
          <table:table-cell office:value-type="float" office:value="0.0113425" calcext:value-type="float">
            <text:p>0.0113425</text:p>
          </table:table-cell>
          <table:table-cell office:value-type="float" office:value="0.0099708" calcext:value-type="float">
            <text:p>0.0099708</text:p>
          </table:table-cell>
          <table:table-cell office:value-type="float" office:value="0.0099393" calcext:value-type="float">
            <text:p>0.0099393</text:p>
          </table:table-cell>
          <table:table-cell office:value-type="float" office:value="0.0097656" calcext:value-type="float">
            <text:p>0.0097656</text:p>
          </table:table-cell>
          <table:table-cell/>
          <table:table-cell office:value-type="float" office:value="0.0100453" calcext:value-type="float">
            <text:p>0.0100453</text:p>
          </table:table-cell>
          <table:table-cell office:value-type="float" office:value="0.008925" calcext:value-type="float">
            <text:p>0.008925</text:p>
          </table:table-cell>
          <table:table-cell office:value-type="float" office:value="0.0083042" calcext:value-type="float">
            <text:p>0.0083042</text:p>
          </table:table-cell>
          <table:table-cell office:value-type="float" office:value="0.0076982" calcext:value-type="float">
            <text:p>0.0076982</text:p>
          </table:table-cell>
          <table:table-cell office:value-type="float" office:value="0.0076734" calcext:value-type="float">
            <text:p>0.0076734</text:p>
          </table:table-cell>
          <table:table-cell/>
          <table:table-cell office:value-type="float" office:value="0.0265" calcext:value-type="float">
            <text:p>0.0265</text:p>
          </table:table-cell>
          <table:table-cell/>
          <table:table-cell office:value-type="float" office:value="0.2007" calcext:value-type="float">
            <text:p>0.2007</text:p>
          </table:table-cell>
          <table:table-cell office:value-type="float" office:value="0.181975" calcext:value-type="float">
            <text:p>0.181975</text:p>
          </table:table-cell>
          <table:table-cell office:value-type="float" office:value="0.167725" calcext:value-type="float">
            <text:p>0.167725</text:p>
          </table:table-cell>
          <table:table-cell office:value-type="float" office:value="0.156875" calcext:value-type="float">
            <text:p>0.156875</text:p>
          </table:table-cell>
        </table:table-row>
        <table:table-row table:style-name="ro2">
          <table:table-cell office:value-type="float" office:value="0.027" calcext:value-type="float">
            <text:p>0.027</text:p>
          </table:table-cell>
          <table:table-cell office:value-type="float" office:value="0.01645" calcext:value-type="float">
            <text:p>0.01645</text:p>
          </table:table-cell>
          <table:table-cell office:value-type="float" office:value="0.0138781" calcext:value-type="float">
            <text:p>0.0138781</text:p>
          </table:table-cell>
          <table:table-cell office:value-type="float" office:value="0.01227" calcext:value-type="float">
            <text:p>0.01227</text:p>
          </table:table-cell>
          <table:table-cell office:value-type="float" office:value="0.0118313" calcext:value-type="float">
            <text:p>0.0118313</text:p>
          </table:table-cell>
          <table:table-cell office:value-type="float" office:value="0.0113268" calcext:value-type="float">
            <text:p>0.0113268</text:p>
          </table:table-cell>
          <table:table-cell office:value-type="float" office:value="0.0106703" calcext:value-type="float">
            <text:p>0.0106703</text:p>
          </table:table-cell>
          <table:table-cell/>
          <table:table-cell office:value-type="float" office:value="0.0106766" calcext:value-type="float">
            <text:p>0.0106766</text:p>
          </table:table-cell>
          <table:table-cell office:value-type="float" office:value="0.0098638" calcext:value-type="float">
            <text:p>0.0098638</text:p>
          </table:table-cell>
          <table:table-cell office:value-type="float" office:value="0.0091708" calcext:value-type="float">
            <text:p>0.0091708</text:p>
          </table:table-cell>
          <table:table-cell office:value-type="float" office:value="0.0087714" calcext:value-type="float">
            <text:p>0.0087714</text:p>
          </table:table-cell>
          <table:table-cell office:value-type="float" office:value="0.0087562" calcext:value-type="float">
            <text:p>0.0087562</text:p>
          </table:table-cell>
          <table:table-cell/>
          <table:table-cell office:value-type="float" office:value="0.027" calcext:value-type="float">
            <text:p>0.027</text:p>
          </table:table-cell>
          <table:table-cell office:value-type="float" office:value="0.246125" calcext:value-type="float">
            <text:p>0.246125</text:p>
          </table:table-cell>
          <table:table-cell office:value-type="float" office:value="0.223375" calcext:value-type="float">
            <text:p>0.223375</text:p>
          </table:table-cell>
          <table:table-cell office:value-type="float" office:value="0.204775" calcext:value-type="float">
            <text:p>0.204775</text:p>
          </table:table-cell>
          <table:table-cell office:value-type="float" office:value="0.193875" calcext:value-type="float">
            <text:p>0.193875</text:p>
          </table:table-cell>
          <table:table-cell office:value-type="float" office:value="0.186475" calcext:value-type="float">
            <text:p>0.186475</text:p>
          </table:table-cell>
        </table:table-row>
        <table:table-row table:style-name="ro2">
          <table:table-cell office:value-type="float" office:value="0.0275" calcext:value-type="float">
            <text:p>0.0275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49594" calcext:value-type="float">
            <text:p>0.0149594</text:p>
          </table:table-cell>
          <table:table-cell office:value-type="float" office:value="0.013765" calcext:value-type="float">
            <text:p>0.013765</text:p>
          </table:table-cell>
          <table:table-cell office:value-type="float" office:value="0.0132479" calcext:value-type="float">
            <text:p>0.0132479</text:p>
          </table:table-cell>
          <table:table-cell office:value-type="float" office:value="0.0133018" calcext:value-type="float">
            <text:p>0.0133018</text:p>
          </table:table-cell>
          <table:table-cell office:value-type="float" office:value="0.0128609" calcext:value-type="float">
            <text:p>0.0128609</text:p>
          </table:table-cell>
          <table:table-cell/>
          <table:table-cell office:value-type="float" office:value="0.0116203" calcext:value-type="float">
            <text:p>0.0116203</text:p>
          </table:table-cell>
          <table:table-cell office:value-type="float" office:value="0.0106175" calcext:value-type="float">
            <text:p>0.0106175</text:p>
          </table:table-cell>
          <table:table-cell office:value-type="float" office:value="0.0103167" calcext:value-type="float">
            <text:p>0.0103167</text:p>
          </table:table-cell>
          <table:table-cell office:value-type="float" office:value="0.0098929" calcext:value-type="float">
            <text:p>0.0098929</text:p>
          </table:table-cell>
          <table:table-cell office:value-type="float" office:value="0.0097859" calcext:value-type="float">
            <text:p>0.0097859</text:p>
          </table:table-cell>
          <table:table-cell/>
          <table:table-cell office:value-type="float" office:value="0.0275" calcext:value-type="float">
            <text:p>0.0275</text:p>
          </table:table-cell>
          <table:table-cell office:value-type="float" office:value="0.265575" calcext:value-type="float">
            <text:p>0.265575</text:p>
          </table:table-cell>
          <table:table-cell office:value-type="float" office:value="0.24545" calcext:value-type="float">
            <text:p>0.24545</text:p>
          </table:table-cell>
          <table:table-cell office:value-type="float" office:value="0.23155" calcext:value-type="float">
            <text:p>0.23155</text:p>
          </table:table-cell>
          <table:table-cell office:value-type="float" office:value="0.2224125" calcext:value-type="float">
            <text:p>0.2224125</text:p>
          </table:table-cell>
          <table:table-cell office:value-type="float" office:value="0.215725" calcext:value-type="float">
            <text:p>0.215725</text:p>
          </table:table-cell>
        </table:table-row>
        <table:table-row table:style-name="ro2">
          <table:table-cell office:value-type="float" office:value="0.028" calcext:value-type="float">
            <text:p>0.028</text:p>
          </table:table-cell>
          <table:table-cell office:value-type="float" office:value="0.0191208" calcext:value-type="float">
            <text:p>0.0191208</text:p>
          </table:table-cell>
          <table:table-cell office:value-type="float" office:value="0.0162938" calcext:value-type="float">
            <text:p>0.0162938</text:p>
          </table:table-cell>
          <table:table-cell office:value-type="float" office:value="0.014925" calcext:value-type="float">
            <text:p>0.014925</text:p>
          </table:table-cell>
          <table:table-cell office:value-type="float" office:value="0.0147583" calcext:value-type="float">
            <text:p>0.0147583</text:p>
          </table:table-cell>
          <table:table-cell office:value-type="float" office:value="0.0153054" calcext:value-type="float">
            <text:p>0.0153054</text:p>
          </table:table-cell>
          <table:table-cell office:value-type="float" office:value="0.0144922" calcext:value-type="float">
            <text:p>0.0144922</text:p>
          </table:table-cell>
          <table:table-cell/>
          <table:table-cell office:value-type="float" office:value="0.0126844" calcext:value-type="float">
            <text:p>0.0126844</text:p>
          </table:table-cell>
          <table:table-cell office:value-type="float" office:value="0.0117562" calcext:value-type="float">
            <text:p>0.0117562</text:p>
          </table:table-cell>
          <table:table-cell office:value-type="float" office:value="0.0113833" calcext:value-type="float">
            <text:p>0.0113833</text:p>
          </table:table-cell>
          <table:table-cell office:value-type="float" office:value="0.0110732" calcext:value-type="float">
            <text:p>0.0110732</text:p>
          </table:table-cell>
          <table:table-cell office:value-type="float" office:value="0.0108766" calcext:value-type="float">
            <text:p>0.0108766</text:p>
          </table:table-cell>
          <table:table-cell/>
          <table:table-cell office:value-type="float" office:value="0.028" calcext:value-type="float">
            <text:p>0.028</text:p>
          </table:table-cell>
          <table:table-cell office:value-type="float" office:value="0.2873375" calcext:value-type="float">
            <text:p>0.2873375</text:p>
          </table:table-cell>
          <table:table-cell office:value-type="float" office:value="0.2686625" calcext:value-type="float">
            <text:p>0.2686625</text:p>
          </table:table-cell>
          <table:table-cell office:value-type="float" office:value="0.2563125" calcext:value-type="float">
            <text:p>0.2563125</text:p>
          </table:table-cell>
          <table:table-cell office:value-type="float" office:value="0.2532875" calcext:value-type="float">
            <text:p>0.2532875</text:p>
          </table:table-cell>
          <table:table-cell office:value-type="float" office:value="0.2526875" calcext:value-type="float">
            <text:p>0.2526875</text:p>
          </table:table-cell>
        </table:table-row>
        <table:table-row table:style-name="ro2">
          <table:table-cell office:value-type="float" office:value="0.0285" calcext:value-type="float">
            <text:p>0.0285</text:p>
          </table:table-cell>
          <table:table-cell office:value-type="float" office:value="0.0205042" calcext:value-type="float">
            <text:p>0.0205042</text:p>
          </table:table-cell>
          <table:table-cell office:value-type="float" office:value="0.0177094" calcext:value-type="float">
            <text:p>0.0177094</text:p>
          </table:table-cell>
          <table:table-cell office:value-type="float" office:value="0.0172475" calcext:value-type="float">
            <text:p>0.0172475</text:p>
          </table:table-cell>
          <table:table-cell office:value-type="float" office:value="0.0170083" calcext:value-type="float">
            <text:p>0.0170083</text:p>
          </table:table-cell>
          <table:table-cell office:value-type="float" office:value="0.0171875" calcext:value-type="float">
            <text:p>0.0171875</text:p>
          </table:table-cell>
          <table:table-cell office:value-type="float" office:value="0.0169984" calcext:value-type="float">
            <text:p>0.0169984</text:p>
          </table:table-cell>
          <table:table-cell/>
          <table:table-cell office:value-type="float" office:value="0.0137844" calcext:value-type="float">
            <text:p>0.0137844</text:p>
          </table:table-cell>
          <table:table-cell office:value-type="float" office:value="0.0125588" calcext:value-type="float">
            <text:p>0.0125588</text:p>
          </table:table-cell>
          <table:table-cell office:value-type="float" office:value="0.0121271" calcext:value-type="float">
            <text:p>0.0121271</text:p>
          </table:table-cell>
          <table:table-cell office:value-type="float" office:value="0.0121679" calcext:value-type="float">
            <text:p>0.0121679</text:p>
          </table:table-cell>
          <table:table-cell office:value-type="float" office:value="0.0121094" calcext:value-type="float">
            <text:p>0.0121094</text:p>
          </table:table-cell>
          <table:table-cell/>
          <table:table-cell office:value-type="float" office:value="0.0285" calcext:value-type="float">
            <text:p>0.0285</text:p>
          </table:table-cell>
          <table:table-cell office:value-type="float" office:value="0.307125" calcext:value-type="float">
            <text:p>0.307125</text:p>
          </table:table-cell>
          <table:table-cell office:value-type="float" office:value="0.2910375" calcext:value-type="float">
            <text:p>0.2910375</text:p>
          </table:table-cell>
          <table:table-cell office:value-type="float" office:value="0.2873875" calcext:value-type="float">
            <text:p>0.2873875</text:p>
          </table:table-cell>
          <table:table-cell office:value-type="float" office:value="0.285775" calcext:value-type="float">
            <text:p>0.285775</text:p>
          </table:table-cell>
          <table:table-cell office:value-type="float" office:value="0.2824125" calcext:value-type="float">
            <text:p>0.2824125</text:p>
          </table:table-cell>
        </table:table-row>
        <table:table-row table:style-name="ro2">
          <table:table-cell office:value-type="float" office:value="0.029" calcext:value-type="float">
            <text:p>0.029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2875" calcext:value-type="float">
            <text:p>0.0192875</text:p>
          </table:table-cell>
          <table:table-cell office:value-type="float" office:value="0.018215" calcext:value-type="float">
            <text:p>0.018215</text:p>
          </table:table-cell>
          <table:table-cell office:value-type="float" office:value="0.0188437" calcext:value-type="float">
            <text:p>0.0188437</text:p>
          </table:table-cell>
          <table:table-cell office:value-type="float" office:value="0.0189214" calcext:value-type="float">
            <text:p>0.0189214</text:p>
          </table:table-cell>
          <table:table-cell office:value-type="float" office:value="0.0189656" calcext:value-type="float">
            <text:p>0.0189656</text:p>
          </table:table-cell>
          <table:table-cell/>
          <table:table-cell office:value-type="float" office:value="0.0141406" calcext:value-type="float">
            <text:p>0.0141406</text:p>
          </table:table-cell>
          <table:table-cell office:value-type="float" office:value="0.0136525" calcext:value-type="float">
            <text:p>0.0136525</text:p>
          </table:table-cell>
          <table:table-cell office:value-type="float" office:value="0.0131896" calcext:value-type="float">
            <text:p>0.0131896</text:p>
          </table:table-cell>
          <table:table-cell office:value-type="float" office:value="0.0134946" calcext:value-type="float">
            <text:p>0.0134946</text:p>
          </table:table-cell>
          <table:table-cell office:value-type="float" office:value="0.0134984" calcext:value-type="float">
            <text:p>0.0134984</text:p>
          </table:table-cell>
          <table:table-cell/>
          <table:table-cell office:value-type="float" office:value="0.029" calcext:value-type="float">
            <text:p>0.029</text:p>
          </table:table-cell>
          <table:table-cell office:value-type="float" office:value="0.3264" calcext:value-type="float">
            <text:p>0.3264</text:p>
          </table:table-cell>
          <table:table-cell office:value-type="float" office:value="0.31875" calcext:value-type="float">
            <text:p>0.31875</text:p>
          </table:table-cell>
          <table:table-cell office:value-type="float" office:value="0.3173" calcext:value-type="float">
            <text:p>0.3173</text:p>
          </table:table-cell>
          <table:table-cell office:value-type="float" office:value="0.3140875" calcext:value-type="float">
            <text:p>0.3140875</text:p>
          </table:table-cell>
          <table:table-cell office:value-type="float" office:value="0.316025" calcext:value-type="float">
            <text:p>0.316025</text:p>
          </table:table-cell>
        </table:table-row>
        <table:table-row table:style-name="ro2">
          <table:table-cell office:value-type="float" office:value="0.0295" calcext:value-type="float">
            <text:p>0.0295</text:p>
          </table:table-cell>
          <table:table-cell office:value-type="float" office:value="0.0229292" calcext:value-type="float">
            <text:p>0.0229292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20365" calcext:value-type="float">
            <text:p>0.020365</text:p>
          </table:table-cell>
          <table:table-cell office:value-type="float" office:value="0.0207437" calcext:value-type="float">
            <text:p>0.0207437</text:p>
          </table:table-cell>
          <table:table-cell office:value-type="float" office:value="0.0214036" calcext:value-type="float">
            <text:p>0.0214036</text:p>
          </table:table-cell>
          <table:table-cell office:value-type="float" office:value="0.0220359" calcext:value-type="float">
            <text:p>0.0220359</text:p>
          </table:table-cell>
          <table:table-cell/>
          <table:table-cell office:value-type="float" office:value="0.0153156" calcext:value-type="float">
            <text:p>0.0153156</text:p>
          </table:table-cell>
          <table:table-cell office:value-type="float" office:value="0.0148325" calcext:value-type="float">
            <text:p>0.0148325</text:p>
          </table:table-cell>
          <table:table-cell office:value-type="float" office:value="0.0145542" calcext:value-type="float">
            <text:p>0.0145542</text:p>
          </table:table-cell>
          <table:table-cell office:value-type="float" office:value="0.014675" calcext:value-type="float">
            <text:p>0.014675</text:p>
          </table:table-cell>
          <table:table-cell office:value-type="float" office:value="0.0149484" calcext:value-type="float">
            <text:p>0.0149484</text:p>
          </table:table-cell>
          <table:table-cell/>
          <table:table-cell office:value-type="float" office:value="0.0295" calcext:value-type="float">
            <text:p>0.0295</text:p>
          </table:table-cell>
          <table:table-cell office:value-type="float" office:value="0.3486" calcext:value-type="float">
            <text:p>0.3486</text:p>
          </table:table-cell>
          <table:table-cell office:value-type="float" office:value="0.344675" calcext:value-type="float">
            <text:p>0.344675</text:p>
          </table:table-cell>
          <table:table-cell office:value-type="float" office:value="0.3440125" calcext:value-type="float">
            <text:p>0.3440125</text:p>
          </table:table-cell>
          <table:table-cell office:value-type="float" office:value="0.3524125" calcext:value-type="float">
            <text:p>0.3524125</text:p>
          </table:table-cell>
          <table:table-cell office:value-type="float" office:value="0.3519875" calcext:value-type="float">
            <text:p>0.3519875</text:p>
          </table:table-cell>
        </table:table-row>
        <table:table-row table:style-name="ro2">
          <table:table-cell office:value-type="float" office:value="0.03" calcext:value-type="float">
            <text:p>0.03</text:p>
          </table:table-cell>
          <table:table-cell office:value-type="float" office:value="0.0251" calcext:value-type="float">
            <text:p>0.0251</text:p>
          </table:table-cell>
          <table:table-cell office:value-type="float" office:value="0.021975" calcext:value-type="float">
            <text:p>0.021975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226458" calcext:value-type="float">
            <text:p>0.0226458</text:p>
          </table:table-cell>
          <table:table-cell office:value-type="float" office:value="0.0233786" calcext:value-type="float">
            <text:p>0.0233786</text:p>
          </table:table-cell>
          <table:table-cell office:value-type="float" office:value="0.0241891" calcext:value-type="float">
            <text:p>0.0241891</text:p>
          </table:table-cell>
          <table:table-cell/>
          <table:table-cell office:value-type="float" office:value="0.0164438" calcext:value-type="float">
            <text:p>0.0164438</text:p>
          </table:table-cell>
          <table:table-cell office:value-type="float" office:value="0.015835" calcext:value-type="float">
            <text:p>0.015835</text:p>
          </table:table-cell>
          <table:table-cell office:value-type="float" office:value="0.0154104" calcext:value-type="float">
            <text:p>0.0154104</text:p>
          </table:table-cell>
          <table:table-cell office:value-type="float" office:value="0.0160054" calcext:value-type="float">
            <text:p>0.0160054</text:p>
          </table:table-cell>
          <table:table-cell office:value-type="float" office:value="0.0160281" calcext:value-type="float">
            <text:p>0.0160281</text:p>
          </table:table-cell>
          <table:table-cell/>
          <table:table-cell office:value-type="float" office:value="0.03" calcext:value-type="float">
            <text:p>0.03</text:p>
          </table:table-cell>
          <table:table-cell office:value-type="float" office:value="0.3705" calcext:value-type="float">
            <text:p>0.3705</text:p>
          </table:table-cell>
          <table:table-cell office:value-type="float" office:value="0.36755" calcext:value-type="float">
            <text:p>0.36755</text:p>
          </table:table-cell>
          <table:table-cell office:value-type="float" office:value="0.3708" calcext:value-type="float">
            <text:p>0.3708</text:p>
          </table:table-cell>
          <table:table-cell office:value-type="float" office:value="0.3782125" calcext:value-type="float">
            <text:p>0.3782125</text:p>
          </table:table-cell>
          <table:table-cell office:value-type="float" office:value="0.3866625" calcext:value-type="float">
            <text:p>0.3866625</text:p>
          </table:table-cell>
        </table:table-row>
        <table:table-row table:style-name="ro2">
          <table:table-cell office:value-type="float" office:value="0.0305" calcext:value-type="float">
            <text:p>0.0305</text:p>
          </table:table-cell>
          <table:table-cell office:value-type="float" office:value="0.0261875" calcext:value-type="float">
            <text:p>0.0261875</text:p>
          </table:table-cell>
          <table:table-cell office:value-type="float" office:value="0.0239344" calcext:value-type="float">
            <text:p>0.0239344</text:p>
          </table:table-cell>
          <table:table-cell office:value-type="float" office:value="0.0241825" calcext:value-type="float">
            <text:p>0.0241825</text:p>
          </table:table-cell>
          <table:table-cell office:value-type="float" office:value="0.0248146" calcext:value-type="float">
            <text:p>0.0248146</text:p>
          </table:table-cell>
          <table:table-cell office:value-type="float" office:value="0.0255839" calcext:value-type="float">
            <text:p>0.0255839</text:p>
          </table:table-cell>
          <table:table-cell office:value-type="float" office:value="0.0264484" calcext:value-type="float">
            <text:p>0.0264484</text:p>
          </table:table-cell>
          <table:table-cell/>
          <table:table-cell office:value-type="float" office:value="0.0170594" calcext:value-type="float">
            <text:p>0.0170594</text:p>
          </table:table-cell>
          <table:table-cell office:value-type="float" office:value="0.016705" calcext:value-type="float">
            <text:p>0.016705</text:p>
          </table:table-cell>
          <table:table-cell office:value-type="float" office:value="0.0164187" calcext:value-type="float">
            <text:p>0.0164187</text:p>
          </table:table-cell>
          <table:table-cell office:value-type="float" office:value="0.016625" calcext:value-type="float">
            <text:p>0.016625</text:p>
          </table:table-cell>
          <table:table-cell office:value-type="float" office:value="0.0171891" calcext:value-type="float">
            <text:p>0.0171891</text:p>
          </table:table-cell>
          <table:table-cell/>
          <table:table-cell office:value-type="float" office:value="0.0305" calcext:value-type="float">
            <text:p>0.0305</text:p>
          </table:table-cell>
          <table:table-cell office:value-type="float" office:value="0.3916" calcext:value-type="float">
            <text:p>0.3916</text:p>
          </table:table-cell>
          <table:table-cell office:value-type="float" office:value="0.3916125" calcext:value-type="float">
            <text:p>0.3916125</text:p>
          </table:table-cell>
          <table:table-cell office:value-type="float" office:value="0.402425" calcext:value-type="float">
            <text:p>0.402425</text:p>
          </table:table-cell>
          <table:table-cell office:value-type="float" office:value="0.4105375" calcext:value-type="float">
            <text:p>0.4105375</text:p>
          </table:table-cell>
          <table:table-cell office:value-type="float" office:value="0.4228" calcext:value-type="float">
            <text:p>0.4228</text:p>
          </table:table-cell>
        </table:table-row>
        <table:table-row table:style-name="ro2">
          <table:table-cell office:value-type="float" office:value="0.031" calcext:value-type="float">
            <text:p>0.031</text:p>
          </table:table-cell>
          <table:table-cell office:value-type="float" office:value="0.0277333" calcext:value-type="float">
            <text:p>0.0277333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25835" calcext:value-type="float">
            <text:p>0.025835</text:p>
          </table:table-cell>
          <table:table-cell office:value-type="float" office:value="0.0266188" calcext:value-type="float">
            <text:p>0.0266188</text:p>
          </table:table-cell>
          <table:table-cell office:value-type="float" office:value="0.0279054" calcext:value-type="float">
            <text:p>0.0279054</text:p>
          </table:table-cell>
          <table:table-cell office:value-type="float" office:value="0.0285422" calcext:value-type="float">
            <text:p>0.0285422</text:p>
          </table:table-cell>
          <table:table-cell/>
          <table:table-cell office:value-type="float" office:value="0.0183859" calcext:value-type="float">
            <text:p>0.0183859</text:p>
          </table:table-cell>
          <table:table-cell office:value-type="float" office:value="0.0178" calcext:value-type="float">
            <text:p>0.0178</text:p>
          </table:table-cell>
          <table:table-cell office:value-type="float" office:value="0.018025" calcext:value-type="float">
            <text:p>0.018025</text:p>
          </table:table-cell>
          <table:table-cell office:value-type="float" office:value="0.0184357" calcext:value-type="float">
            <text:p>0.0184357</text:p>
          </table:table-cell>
          <table:table-cell office:value-type="float" office:value="0.0187953" calcext:value-type="float">
            <text:p>0.0187953</text:p>
          </table:table-cell>
          <table:table-cell/>
          <table:table-cell office:value-type="float" office:value="0.031" calcext:value-type="float">
            <text:p>0.031</text:p>
          </table:table-cell>
          <table:table-cell office:value-type="float" office:value="0.41405" calcext:value-type="float">
            <text:p>0.41405</text:p>
          </table:table-cell>
          <table:table-cell office:value-type="float" office:value="0.420725" calcext:value-type="float">
            <text:p>0.420725</text:p>
          </table:table-cell>
          <table:table-cell office:value-type="float" office:value="0.4279375" calcext:value-type="float">
            <text:p>0.4279375</text:p>
          </table:table-cell>
          <table:table-cell office:value-type="float" office:value="0.4400375" calcext:value-type="float">
            <text:p>0.4400375</text:p>
          </table:table-cell>
          <table:table-cell office:value-type="float" office:value="0.4556625" calcext:value-type="float">
            <text:p>0.4556625</text:p>
          </table:table-cell>
        </table:table-row>
        <table:table-row table:style-name="ro2">
          <table:table-cell office:value-type="float" office:value="0.0315" calcext:value-type="float">
            <text:p>0.0315</text:p>
          </table:table-cell>
          <table:table-cell office:value-type="float" office:value="0.0287833" calcext:value-type="float">
            <text:p>0.0287833</text:p>
          </table:table-cell>
          <table:table-cell office:value-type="float" office:value="0.0280031" calcext:value-type="float">
            <text:p>0.0280031</text:p>
          </table:table-cell>
          <table:table-cell office:value-type="float" office:value="0.027935" calcext:value-type="float">
            <text:p>0.027935</text:p>
          </table:table-cell>
          <table:table-cell office:value-type="float" office:value="0.02855" calcext:value-type="float">
            <text:p>0.02855</text:p>
          </table:table-cell>
          <table:table-cell office:value-type="float" office:value="0.0298821" calcext:value-type="float">
            <text:p>0.0298821</text:p>
          </table:table-cell>
          <table:table-cell office:value-type="float" office:value="0.0306531" calcext:value-type="float">
            <text:p>0.0306531</text:p>
          </table:table-cell>
          <table:table-cell/>
          <table:table-cell office:value-type="float" office:value="0.0195109" calcext:value-type="float">
            <text:p>0.0195109</text:p>
          </table:table-cell>
          <table:table-cell office:value-type="float" office:value="0.0189713" calcext:value-type="float">
            <text:p>0.0189713</text:p>
          </table:table-cell>
          <table:table-cell office:value-type="float" office:value="0.0192167" calcext:value-type="float">
            <text:p>0.0192167</text:p>
          </table:table-cell>
          <table:table-cell office:value-type="float" office:value="0.0196179" calcext:value-type="float">
            <text:p>0.0196179</text:p>
          </table:table-cell>
          <table:table-cell office:value-type="float" office:value="0.0199812" calcext:value-type="float">
            <text:p>0.0199812</text:p>
          </table:table-cell>
          <table:table-cell/>
          <table:table-cell office:value-type="float" office:value="0.0315" calcext:value-type="float">
            <text:p>0.0315</text:p>
          </table:table-cell>
          <table:table-cell office:value-type="float" office:value="0.4357375" calcext:value-type="float">
            <text:p>0.4357375</text:p>
          </table:table-cell>
          <table:table-cell office:value-type="float" office:value="0.44295" calcext:value-type="float">
            <text:p>0.44295</text:p>
          </table:table-cell>
          <table:table-cell office:value-type="float" office:value="0.456325" calcext:value-type="float">
            <text:p>0.456325</text:p>
          </table:table-cell>
          <table:table-cell office:value-type="float" office:value="0.4735625" calcext:value-type="float">
            <text:p>0.4735625</text:p>
          </table:table-cell>
          <table:table-cell office:value-type="float" office:value="0.4919875" calcext:value-type="float">
            <text:p>0.4919875</text:p>
          </table:table-cell>
        </table:table-row>
        <table:table-row table:style-name="ro2">
          <table:table-cell office:value-type="float" office:value="0.032" calcext:value-type="float">
            <text:p>0.032</text:p>
          </table:table-cell>
          <table:table-cell office:value-type="float" office:value="0.0302958" calcext:value-type="float">
            <text:p>0.0302958</text:p>
          </table:table-cell>
          <table:table-cell office:value-type="float" office:value="0.029025" calcext:value-type="float">
            <text:p>0.029025</text:p>
          </table:table-cell>
          <table:table-cell office:value-type="float" office:value="0.029765" calcext:value-type="float">
            <text:p>0.029765</text:p>
          </table:table-cell>
          <table:table-cell office:value-type="float" office:value="0.0305646" calcext:value-type="float">
            <text:p>0.0305646</text:p>
          </table:table-cell>
          <table:table-cell office:value-type="float" office:value="0.0320571" calcext:value-type="float">
            <text:p>0.0320571</text:p>
          </table:table-cell>
          <table:table-cell office:value-type="float" office:value="0.0326547" calcext:value-type="float">
            <text:p>0.0326547</text:p>
          </table:table-cell>
          <table:table-cell/>
          <table:table-cell office:value-type="float" office:value="0.0202813" calcext:value-type="float">
            <text:p>0.0202813</text:p>
          </table:table-cell>
          <table:table-cell office:value-type="float" office:value="0.0205463" calcext:value-type="float">
            <text:p>0.0205463</text:p>
          </table:table-cell>
          <table:table-cell office:value-type="float" office:value="0.0204208" calcext:value-type="float">
            <text:p>0.0204208</text:p>
          </table:table-cell>
          <table:table-cell office:value-type="float" office:value="0.0207125" calcext:value-type="float">
            <text:p>0.0207125</text:p>
          </table:table-cell>
          <table:table-cell office:value-type="float" office:value="0.0210406" calcext:value-type="float">
            <text:p>0.0210406</text:p>
          </table:table-cell>
          <table:table-cell/>
          <table:table-cell office:value-type="float" office:value="0.032" calcext:value-type="float">
            <text:p>0.032</text:p>
          </table:table-cell>
          <table:table-cell office:value-type="float" office:value="0.4553875" calcext:value-type="float">
            <text:p>0.4553875</text:p>
          </table:table-cell>
          <table:table-cell office:value-type="float" office:value="0.466175" calcext:value-type="float">
            <text:p>0.466175</text:p>
          </table:table-cell>
          <table:table-cell office:value-type="float" office:value="0.4856125" calcext:value-type="float">
            <text:p>0.4856125</text:p>
          </table:table-cell>
          <table:table-cell office:value-type="float" office:value="0.50575" calcext:value-type="float">
            <text:p>0.50575</text:p>
          </table:table-cell>
          <table:table-cell office:value-type="float" office:value="0.519825" calcext:value-type="float">
            <text:p>0.519825</text:p>
          </table:table-cell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Circuit level error</text:p>
          </table:table-cell>
          <table:table-cell table:number-columns-repeated="2"/>
          <table:table-cell table:style-name="ce1" office:value-type="string" calcext:value-type="string">
            <text:p>TORIC</text:p>
          </table:table-cell>
          <table:table-cell table:number-columns-repeated="4"/>
          <table:table-cell table:style-name="ce1" office:value-type="string" calcext:value-type="string">
            <text:p>Stringent NN comparison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q 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pq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13531" calcext:value-type="float">
            <text:p>0.0013531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917" calcext:value-type="float">
            <text:p>0.0002917</text:p>
          </table:table-cell>
          <table:table-cell office:value-type="float" office:value="0.0001018" calcext:value-type="float">
            <text:p>0.0001018</text:p>
          </table:table-cell>
          <table:table-cell table:style-name="ce2" office:value-type="float" office:value="0.0000484" calcext:value-type="float">
            <text:p>4.84E-05</text:p>
          </table:table-cell>
          <table:table-cell table:number-columns-repeated="2"/>
          <table:table-cell office:value-type="float" office:value="0.00775" calcext:value-type="float">
            <text:p>0.00775</text:p>
          </table:table-cell>
          <table:table-cell office:value-type="float" office:value="0.88505" calcext:value-type="float">
            <text:p>0.88505</text:p>
          </table:table-cell>
          <table:table-cell office:value-type="float" office:value="0.8749" calcext:value-type="float">
            <text:p>0.8749</text:p>
          </table:table-cell>
          <table:table-cell office:value-type="float" office:value="0.881475" calcext:value-type="float">
            <text:p>0.881475</text:p>
          </table:table-cell>
          <table:table-cell table:number-columns-repeated="8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20656" calcext:value-type="float">
            <text:p>0.0020656</text:p>
          </table:table-cell>
          <table:table-cell office:value-type="float" office:value="0.0010125" calcext:value-type="float">
            <text:p>0.0010125</text:p>
          </table:table-cell>
          <table:table-cell office:value-type="float" office:value="0.0005333" calcext:value-type="float">
            <text:p>0.0005333</text:p>
          </table:table-cell>
          <table:table-cell office:value-type="float" office:value="0.0002982" calcext:value-type="float">
            <text:p>0.0002982</text:p>
          </table:table-cell>
          <table:table-cell office:value-type="float" office:value="0.0001531" calcext:value-type="float">
            <text:p>0.0001531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904625" calcext:value-type="float">
            <text:p>0.904625</text:p>
          </table:table-cell>
          <table:table-cell office:value-type="float" office:value="0.903225" calcext:value-type="float">
            <text:p>0.903225</text:p>
          </table:table-cell>
          <table:table-cell office:value-type="float" office:value="0.913525" calcext:value-type="float">
            <text:p>0.913525</text:p>
          </table:table-cell>
          <table:table-cell table:number-columns-repeated="8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035344" calcext:value-type="float">
            <text:p>0.0035344</text:p>
          </table:table-cell>
          <table:table-cell office:value-type="float" office:value="0.0019075" calcext:value-type="float">
            <text:p>0.0019075</text:p>
          </table:table-cell>
          <table:table-cell office:value-type="float" office:value="0.0011729" calcext:value-type="float">
            <text:p>0.0011729</text:p>
          </table:table-cell>
          <table:table-cell office:value-type="float" office:value="0.0007036" calcext:value-type="float">
            <text:p>0.0007036</text:p>
          </table:table-cell>
          <table:table-cell office:value-type="float" office:value="0.0004437" calcext:value-type="float">
            <text:p>0.0004437</text:p>
          </table:table-cell>
          <table:table-cell table:number-columns-repeated="2"/>
          <table:table-cell office:value-type="float" office:value="0.00825" calcext:value-type="float">
            <text:p>0.00825</text:p>
          </table:table-cell>
          <table:table-cell office:value-type="float" office:value="0.91435" calcext:value-type="float">
            <text:p>0.91435</text:p>
          </table:table-cell>
          <table:table-cell office:value-type="float" office:value="0.92165" calcext:value-type="float">
            <text:p>0.92165</text:p>
          </table:table-cell>
          <table:table-cell office:value-type="float" office:value="0.926275" calcext:value-type="float">
            <text:p>0.926275</text:p>
          </table:table-cell>
          <table:table-cell table:number-columns-repeated="8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090938" calcext:value-type="float">
            <text:p>0.0090938</text:p>
          </table:table-cell>
          <table:table-cell office:value-type="float" office:value="0.0072675" calcext:value-type="float">
            <text:p>0.0072675</text:p>
          </table:table-cell>
          <table:table-cell office:value-type="float" office:value="0.00615" calcext:value-type="float">
            <text:p>0.00615</text:p>
          </table:table-cell>
          <table:table-cell office:value-type="float" office:value="0.0057179" calcext:value-type="float">
            <text:p>0.0057179</text:p>
          </table:table-cell>
          <table:table-cell office:value-type="float" office:value="0.0056438" calcext:value-type="float">
            <text:p>0.0056438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127406" calcext:value-type="float">
            <text:p>0.0127406</text:p>
          </table:table-cell>
          <table:table-cell office:value-type="float" office:value="0.0111475" calcext:value-type="float">
            <text:p>0.0111475</text:p>
          </table:table-cell>
          <table:table-cell office:value-type="float" office:value="0.0107833" calcext:value-type="float">
            <text:p>0.0107833</text:p>
          </table:table-cell>
          <table:table-cell office:value-type="float" office:value="0.0106393" calcext:value-type="float">
            <text:p>0.0106393</text:p>
          </table:table-cell>
          <table:table-cell office:value-type="float" office:value="0.0108344" calcext:value-type="float">
            <text:p>0.010834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110219" calcext:value-type="float">
            <text:p>0.0110219</text:p>
          </table:table-cell>
          <table:table-cell office:value-type="float" office:value="0.007995" calcext:value-type="float">
            <text:p>0.007995</text:p>
          </table:table-cell>
          <table:table-cell office:value-type="float" office:value="0.0067521" calcext:value-type="float">
            <text:p>0.0067521</text:p>
          </table:table-cell>
          <table:table-cell office:value-type="float" office:value="0.0055321" calcext:value-type="float">
            <text:p>0.0055321</text:p>
          </table:table-cell>
          <table:table-cell office:value-type="float" office:value="0.0049047" calcext:value-type="float">
            <text:p>0.004904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142875" calcext:value-type="float">
            <text:p>0.0142875</text:p>
          </table:table-cell>
          <table:table-cell office:value-type="float" office:value="0.011985" calcext:value-type="float">
            <text:p>0.011985</text:p>
          </table:table-cell>
          <table:table-cell office:value-type="float" office:value="0.0101833" calcext:value-type="float">
            <text:p>0.0101833</text:p>
          </table:table-cell>
          <table:table-cell office:value-type="float" office:value="0.0094607" calcext:value-type="float">
            <text:p>0.0094607</text:p>
          </table:table-cell>
          <table:table-cell office:value-type="float" office:value="0.0087672" calcext:value-type="float">
            <text:p>0.0087672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89406" calcext:value-type="float">
            <text:p>0.0189406</text:p>
          </table:table-cell>
          <table:table-cell office:value-type="float" office:value="0.0165225" calcext:value-type="float">
            <text:p>0.0165225</text:p>
          </table:table-cell>
          <table:table-cell office:value-type="float" office:value="0.0148625" calcext:value-type="float">
            <text:p>0.0148625</text:p>
          </table:table-cell>
          <table:table-cell office:value-type="float" office:value="0.0145196" calcext:value-type="float">
            <text:p>0.0145196</text:p>
          </table:table-cell>
          <table:table-cell office:value-type="float" office:value="0.0141297" calcext:value-type="float">
            <text:p>0.0141297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234438" calcext:value-type="float">
            <text:p>0.0234438</text:p>
          </table:table-cell>
          <table:table-cell office:value-type="float" office:value="0.0219075" calcext:value-type="float">
            <text:p>0.0219075</text:p>
          </table:table-cell>
          <table:table-cell office:value-type="float" office:value="0.0216146" calcext:value-type="float">
            <text:p>0.0216146</text:p>
          </table:table-cell>
          <table:table-cell office:value-type="float" office:value="0.0208304" calcext:value-type="float">
            <text:p>0.0208304</text:p>
          </table:table-cell>
          <table:table-cell office:value-type="float" office:value="0.0211078" calcext:value-type="float">
            <text:p>0.0211078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294094" calcext:value-type="float">
            <text:p>0.0294094</text:p>
          </table:table-cell>
          <table:table-cell office:value-type="float" office:value="0.0286525" calcext:value-type="float">
            <text:p>0.0286525</text:p>
          </table:table-cell>
          <table:table-cell office:value-type="float" office:value="0.0279083" calcext:value-type="float">
            <text:p>0.0279083</text:p>
          </table:table-cell>
          <table:table-cell office:value-type="float" office:value="0.0283411" calcext:value-type="float">
            <text:p>0.0283411</text:p>
          </table:table-cell>
          <table:table-cell office:value-type="float" office:value="0.0289094" calcext:value-type="float">
            <text:p>0.0289094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357406" calcext:value-type="float">
            <text:p>0.0357406</text:p>
          </table:table-cell>
          <table:table-cell office:value-type="float" office:value="0.0353475" calcext:value-type="float">
            <text:p>0.0353475</text:p>
          </table:table-cell>
          <table:table-cell office:value-type="float" office:value="0.0356417" calcext:value-type="float">
            <text:p>0.0356417</text:p>
          </table:table-cell>
          <table:table-cell office:value-type="float" office:value="0.0360429" calcext:value-type="float">
            <text:p>0.0360429</text:p>
          </table:table-cell>
          <table:table-cell office:value-type="float" office:value="0.0364297" calcext:value-type="float">
            <text:p>0.0364297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425813" calcext:value-type="float">
            <text:p>0.0425813</text:p>
          </table:table-cell>
          <table:table-cell office:value-type="float" office:value="0.04211" calcext:value-type="float">
            <text:p>0.04211</text:p>
          </table:table-cell>
          <table:table-cell office:value-type="float" office:value="0.0429" calcext:value-type="float">
            <text:p>0.0429</text:p>
          </table:table-cell>
          <table:table-cell office:value-type="float" office:value="0.0429286" calcext:value-type="float">
            <text:p>0.0429286</text:p>
          </table:table-cell>
          <table:table-cell office:value-type="float" office:value="0.0432406" calcext:value-type="float">
            <text:p>0.0432406</text:p>
          </table:table-cell>
          <table:table-cell table:number-columns-repeated="14"/>
        </table:table-row>
        <table:table-row table:style-name="ro1">
          <table:table-cell office:value-type="float" office:value="0.0105" calcext:value-type="float">
            <text:p>0.0105</text:p>
          </table:table-cell>
          <table:table-cell office:value-type="float" office:value="0.0489219" calcext:value-type="float">
            <text:p>0.0489219</text:p>
          </table:table-cell>
          <table:table-cell office:value-type="float" office:value="0.0490975" calcext:value-type="float">
            <text:p>0.0490975</text:p>
          </table:table-cell>
          <table:table-cell office:value-type="float" office:value="0.04995" calcext:value-type="float">
            <text:p>0.04995</text:p>
          </table:table-cell>
          <table:table-cell office:value-type="float" office:value="0.0497607" calcext:value-type="float">
            <text:p>0.0497607</text:p>
          </table:table-cell>
          <table:table-cell office:value-type="float" office:value="0.0482719" calcext:value-type="float">
            <text:p>0.0482719</text:p>
          </table:table-cell>
          <table:table-cell table:number-columns-repeated="14"/>
        </table:table-row>
        <table:table-row table:style-name="ro1">
          <table:table-cell office:value-type="float" office:value="0.011" calcext:value-type="float">
            <text:p>0.011</text:p>
          </table:table-cell>
          <table:table-cell office:value-type="float" office:value="0.0559844" calcext:value-type="float">
            <text:p>0.0559844</text:p>
          </table:table-cell>
          <table:table-cell office:value-type="float" office:value="0.056455" calcext:value-type="float">
            <text:p>0.056455</text:p>
          </table:table-cell>
          <table:table-cell office:value-type="float" office:value="0.0558167" calcext:value-type="float">
            <text:p>0.0558167</text:p>
          </table:table-cell>
          <table:table-cell office:value-type="float" office:value="0.0545929" calcext:value-type="float">
            <text:p>0.0545929</text:p>
          </table:table-cell>
          <table:table-cell office:value-type="float" office:value="0.0520234" calcext:value-type="float">
            <text:p>0.0520234</text:p>
          </table:table-cell>
          <table:table-cell table:number-columns-repeated="14"/>
        </table:table-row>
        <table:table-row table:style-name="ro1">
          <table:table-cell office:value-type="float" office:value="0.0115" calcext:value-type="float">
            <text:p>0.0115</text:p>
          </table:table-cell>
          <table:table-cell office:value-type="float" office:value="0.0622594" calcext:value-type="float">
            <text:p>0.0622594</text:p>
          </table:table-cell>
          <table:table-cell office:value-type="float" office:value="0.06263" calcext:value-type="float">
            <text:p>0.06263</text:p>
          </table:table-cell>
          <table:table-cell office:value-type="float" office:value="0.0619146" calcext:value-type="float">
            <text:p>0.0619146</text:p>
          </table:table-cell>
          <table:table-cell office:value-type="float" office:value="0.0583286" calcext:value-type="float">
            <text:p>0.0583286</text:p>
          </table:table-cell>
          <table:table-cell office:value-type="float" office:value="0.0545828" calcext:value-type="float">
            <text:p>0.0545828</text:p>
          </table:table-cell>
          <table:table-cell table:number-columns-repeated="14"/>
        </table:table-row>
        <table:table-row table:style-name="ro1">
          <table:table-cell office:value-type="float" office:value="0.012" calcext:value-type="float">
            <text:p>0.012</text:p>
          </table:table-cell>
          <table:table-cell office:value-type="float" office:value="0.0690375" calcext:value-type="float">
            <text:p>0.0690375</text:p>
          </table:table-cell>
          <table:table-cell office:value-type="float" office:value="0.0680725" calcext:value-type="float">
            <text:p>0.0680725</text:p>
          </table:table-cell>
          <table:table-cell office:value-type="float" office:value="0.0653229" calcext:value-type="float">
            <text:p>0.0653229</text:p>
          </table:table-cell>
          <table:table-cell office:value-type="float" office:value="0.0612518" calcext:value-type="float">
            <text:p>0.0612518</text:p>
          </table:table-cell>
          <table:table-cell office:value-type="float" office:value="0.0563031" calcext:value-type="float">
            <text:p>0.0563031</text:p>
          </table:table-cell>
          <table:table-cell table:number-columns-repeated="14"/>
        </table:table-row>
        <table:table-row table:style-name="ro1">
          <table:table-cell office:value-type="float" office:value="0.0125" calcext:value-type="float">
            <text:p>0.0125</text:p>
          </table:table-cell>
          <table:table-cell office:value-type="float" office:value="0.0751375" calcext:value-type="float">
            <text:p>0.0751375</text:p>
          </table:table-cell>
          <table:table-cell office:value-type="float" office:value="0.07294" calcext:value-type="float">
            <text:p>0.07294</text:p>
          </table:table-cell>
          <table:table-cell office:value-type="float" office:value="0.0689208" calcext:value-type="float">
            <text:p>0.0689208</text:p>
          </table:table-cell>
          <table:table-cell office:value-type="float" office:value="0.0632732" calcext:value-type="float">
            <text:p>0.0632732</text:p>
          </table:table-cell>
          <table:table-cell office:value-type="float" office:value="0.0571703" calcext:value-type="float">
            <text:p>0.0571703</text:p>
          </table:table-cell>
          <table:table-cell table:number-columns-repeated="14"/>
        </table:table-row>
        <table:table-row table:style-name="ro1">
          <table:table-cell office:value-type="float" office:value="0.013" calcext:value-type="float">
            <text:p>0.013</text:p>
          </table:table-cell>
          <table:table-cell office:value-type="float" office:value="0.0810125" calcext:value-type="float">
            <text:p>0.0810125</text:p>
          </table:table-cell>
          <table:table-cell office:value-type="float" office:value="0.07706" calcext:value-type="float">
            <text:p>0.07706</text:p>
          </table:table-cell>
          <table:table-cell office:value-type="float" office:value="0.0715854" calcext:value-type="float">
            <text:p>0.0715854</text:p>
          </table:table-cell>
          <table:table-cell office:value-type="float" office:value="0.0645839" calcext:value-type="float">
            <text:p>0.0645839</text:p>
          </table:table-cell>
          <table:table-cell office:value-type="float" office:value="0.0579844" calcext:value-type="float">
            <text:p>0.0579844</text:p>
          </table:table-cell>
          <table:table-cell table:number-columns-repeated="14"/>
        </table:table-row>
        <table:table-row table:style-name="ro1">
          <table:table-cell office:value-type="float" office:value="0.0135" calcext:value-type="float">
            <text:p>0.0135</text:p>
          </table:table-cell>
          <table:table-cell office:value-type="float" office:value="0.0854688" calcext:value-type="float">
            <text:p>0.0854688</text:p>
          </table:table-cell>
          <table:table-cell office:value-type="float" office:value="0.0806225" calcext:value-type="float">
            <text:p>0.0806225</text:p>
          </table:table-cell>
          <table:table-cell office:value-type="float" office:value="0.073325" calcext:value-type="float">
            <text:p>0.073325</text:p>
          </table:table-cell>
          <table:table-cell office:value-type="float" office:value="0.0654125" calcext:value-type="float">
            <text:p>0.0654125</text:p>
          </table:table-cell>
          <table:table-cell office:value-type="float" office:value="0.0582" calcext:value-type="float">
            <text:p>0.0582</text:p>
          </table:table-cell>
          <table:table-cell table:number-columns-repeated="14"/>
        </table:table-row>
        <table:table-row table:style-name="ro1">
          <table:table-cell office:value-type="float" office:value="0.014" calcext:value-type="float">
            <text:p>0.014</text:p>
          </table:table-cell>
          <table:table-cell office:value-type="float" office:value="0.0899906" calcext:value-type="float">
            <text:p>0.0899906</text:p>
          </table:table-cell>
          <table:table-cell office:value-type="float" office:value="0.0837175" calcext:value-type="float">
            <text:p>0.0837175</text:p>
          </table:table-cell>
          <table:table-cell office:value-type="float" office:value="0.0749708" calcext:value-type="float">
            <text:p>0.0749708</text:p>
          </table:table-cell>
          <table:table-cell office:value-type="float" office:value="0.0661" calcext:value-type="float">
            <text:p>0.0661</text:p>
          </table:table-cell>
          <table:table-cell office:value-type="float" office:value="0.0582953" calcext:value-type="float">
            <text:p>0.0582953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GHZ CREATION PROTOCOL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REALISTIC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protocol</text:p>
          </table:table-cell>
          <table:table-cell office:value-type="string" calcext:value-type="string">
            <text:p>Favg</text:p>
          </table:table-cell>
          <table:table-cell office:value-type="string" calcext:value-type="string">
            <text:p>Fstd</text:p>
          </table:table-cell>
          <table:table-cell office:value-type="string" calcext:value-type="string">
            <text:p>Tmax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st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877084607873" calcext:value-type="float">
            <text:p>0.8770846079</text:p>
          </table:table-cell>
          <table:table-cell office:value-type="float" office:value="0.0939173131652" calcext:value-type="float">
            <text:p>0.0939173132</text:p>
          </table:table-cell>
          <table:table-cell office:value-type="float" office:value="0.525984" calcext:value-type="float">
            <text:p>0.525984</text:p>
          </table:table-cell>
          <table:table-cell office:value-type="float" office:value="0.150346861953" calcext:value-type="float">
            <text:p>0.150346862</text:p>
          </table:table-cell>
          <table:table-cell office:value-type="float" office:value="0.100772938803" calcext:value-type="float">
            <text:p>0.1007729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833975253485" calcext:value-type="float">
            <text:p>0.8339752535</text:p>
          </table:table-cell>
          <table:table-cell office:value-type="float" office:value="0.123118924878" calcext:value-type="float">
            <text:p>0.1231189249</text:p>
          </table:table-cell>
          <table:table-cell office:value-type="float" office:value="0.27595" calcext:value-type="float">
            <text:p>0.27595</text:p>
          </table:table-cell>
          <table:table-cell office:value-type="float" office:value="0.0965196902357" calcext:value-type="float">
            <text:p>0.0965196902</text:p>
          </table:table-cell>
          <table:table-cell office:value-type="float" office:value="0.0561071572929" calcext:value-type="float">
            <text:p>0.0561071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0.457800291370028" calcext:value-type="float">
            <text:p>0.4578002914</text:p>
          </table:table-cell>
          <table:table-cell office:value-type="float" office:value="0.0539519354284779" calcext:value-type="float">
            <text:p>0.0539519354</text:p>
          </table:table-cell>
          <table:table-cell office:value-type="float" office:value="49.726122" calcext:value-type="float">
            <text:p>49.726122</text:p>
          </table:table-cell>
          <table:table-cell office:value-type="float" office:value="11.9975257912458" calcext:value-type="float">
            <text:p>11.9975257912</text:p>
          </table:table-cell>
          <table:table-cell office:value-type="float" office:value="8.7437364321485" calcext:value-type="float">
            <text:p>8.7437364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72567811" calcext:value-type="float">
            <text:p>0.72567811</text:p>
          </table:table-cell>
          <table:table-cell office:value-type="float" office:value="0.1189025" calcext:value-type="float">
            <text:p>0.1189025</text:p>
          </table:table-cell>
          <table:table-cell office:value-type="float" office:value="1.551862" calcext:value-type="float">
            <text:p>1.551862</text:p>
          </table:table-cell>
          <table:table-cell office:value-type="float" office:value="0.398018" calcext:value-type="float">
            <text:p>0.398018</text:p>
          </table:table-cell>
          <table:table-cell office:value-type="float" office:value="0.28418" calcext:value-type="float">
            <text:p>0.284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65422674" calcext:value-type="float">
            <text:p>0.65422674</text:p>
          </table:table-cell>
          <table:table-cell office:value-type="float" office:value="0.1612516" calcext:value-type="float">
            <text:p>0.1612516</text:p>
          </table:table-cell>
          <table:table-cell office:value-type="float" office:value="0.533952" calcext:value-type="float">
            <text:p>0.533952</text:p>
          </table:table-cell>
          <table:table-cell office:value-type="float" office:value="0.2249046" calcext:value-type="float">
            <text:p>0.2249046</text:p>
          </table:table-cell>
          <table:table-cell office:value-type="float" office:value="0.0927631" calcext:value-type="float">
            <text:p>0.092763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IMPROVED PARAMETERS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pl</text:p>
          </table:table-cell>
          <table:table-cell office:value-type="float" office:value="0.979293927853" calcext:value-type="float">
            <text:p>0.9792939279</text:p>
          </table:table-cell>
          <table:table-cell office:value-type="float" office:value="0.00165790621688" calcext:value-type="float">
            <text:p>0.0016579062</text:p>
          </table:table-cell>
          <table:table-cell office:value-type="float" office:value="0.096066" calcext:value-type="float">
            <text:p>0.096066</text:p>
          </table:table-cell>
          <table:table-cell office:value-type="float" office:value="0.0411877912458" calcext:value-type="float">
            <text:p>0.0411877912</text:p>
          </table:table-cell>
          <table:table-cell office:value-type="float" office:value="0.0187588866977" calcext:value-type="float">
            <text:p>0.01875888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epl_simple</text:p>
          </table:table-cell>
          <table:table-cell office:value-type="float" office:value="0.964314996959" calcext:value-type="float">
            <text:p>0.964314997</text:p>
          </table:table-cell>
          <table:table-cell office:value-type="float" office:value="0.00241362075205" calcext:value-type="float">
            <text:p>0.0024136208</text:p>
          </table:table-cell>
          <table:table-cell office:value-type="float" office:value="0.09051" calcext:value-type="float">
            <text:p>0.09051</text:p>
          </table:table-cell>
          <table:table-cell office:value-type="float" office:value="0.0343167070707" calcext:value-type="float">
            <text:p>0.0343167071</text:p>
          </table:table-cell>
          <table:table-cell office:value-type="float" office:value="0.0169257924161" calcext:value-type="float">
            <text:p>0.01692579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</text:p>
          </table:table-cell>
          <table:table-cell office:value-type="float" office:value="0.967017983532" calcext:value-type="float">
            <text:p>0.9670179835</text:p>
          </table:table-cell>
          <table:table-cell office:value-type="float" office:value="0.00242352813837" calcext:value-type="float">
            <text:p>0.0024235281</text:p>
          </table:table-cell>
          <table:table-cell office:value-type="float" office:value="0.17" calcext:value-type="float">
            <text:p>0.17</text:p>
          </table:table-cell>
          <table:table-cell office:value-type="float" office:value="0.0787538047138" calcext:value-type="float">
            <text:p>0.0787538047</text:p>
          </table:table-cell>
          <table:table-cell office:value-type="float" office:value="0.0280599421706" calcext:value-type="float">
            <text:p>0.02805994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ngle_sel_simple</text:p>
          </table:table-cell>
          <table:table-cell office:value-type="float" office:value="0.965871581094" calcext:value-type="float">
            <text:p>0.9658715811</text:p>
          </table:table-cell>
          <table:table-cell office:value-type="float" office:value="0.0044691659236" calcext:value-type="float">
            <text:p>0.0044691659</text:p>
          </table:table-cell>
          <table:table-cell office:value-type="float" office:value="0.147292" calcext:value-type="float">
            <text:p>0.147292</text:p>
          </table:table-cell>
          <table:table-cell office:value-type="float" office:value="0.0712463501684" calcext:value-type="float">
            <text:p>0.0712463502</text:p>
          </table:table-cell>
          <table:table-cell office:value-type="float" office:value="0.0276612045889" calcext:value-type="float">
            <text:p>0.0276612046</text:p>
          </table:table-cell>
          <table:table-cell table:number-columns-repeated="14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EPL</text:p>
          </table:table-cell>
          <table:table-cell table:number-columns-repeated="6"/>
          <table:table-cell table:style-name="ce1" office:value-type="string" calcext:value-type="string">
            <text:p>EPL 3</text:p>
          </table:table-cell>
          <table:table-cell table:number-columns-repeated="6"/>
          <table:table-cell table:style-name="ce1" office:value-type="string" calcext:value-type="string">
            <text:p>EPL 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F</text:p>
          </table:table-cell>
          <table:table-cell office:value-type="string" calcext:value-type="string">
            <text:p><text:s text:c="2"/>0.979317452327 0.00195496048824 - 0.979319405674146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5404250679 0.000731628944008 - 0.985404517137813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1980711676 4.49439761249e-06 - 0.99198070445216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4105532 0.027524387871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122799 0.00860537100553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19082415 0.01093574263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233188" calcext:value-type="float">
            <text:p>0.1233188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70291" calcext:value-type="float">
            <text:p>0.037029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398776" calcext:value-type="float">
            <text:p>0.039877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56087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37566455052865" calcext:value-type="float">
            <text:p>0.937566455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51679736014293" calcext:value-type="float">
            <text:p>0.951679736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66949365504674" calcext:value-type="float">
            <text:p>0.96694936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460236511820682" calcext:value-type="float">
            <text:p>0.0460236512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42862265388588" calcext:value-type="float">
            <text:p>0.03428622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205661291521562" calcext:value-type="float">
            <text:p>0.02056612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410247344126669" calcext:value-type="float">
            <text:p>0.004102473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50850936171216" calcext:value-type="float">
            <text:p>0.003508509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2112633579236" calcext:value-type="float">
            <text:p>0.00312112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05109480268" calcext:value-type="float">
            <text:p>0.0020510948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16770947144" calcext:value-type="float">
            <text:p>0.0006167709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0664185133719" calcext:value-type="float">
            <text:p>0.00066418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615356824395" calcext:value-type="float">
            <text:p>0.006153568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12528030886" calcext:value-type="float">
            <text:p>0.0041252803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378531146951" calcext:value-type="float">
            <text:p>0.00378531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SINGLE</text:p>
          </table:table-cell>
          <table:table-cell table:number-columns-repeated="6"/>
          <table:table-cell table:style-name="ce1" office:value-type="string" calcext:value-type="string">
            <text:p>SINGLE 3</text:p>
          </table:table-cell>
          <table:table-cell table:number-columns-repeated="6"/>
          <table:table-cell table:style-name="ce1" office:value-type="string" calcext:value-type="string">
            <text:p>SING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66544977088 0.00210544022824 - 0.966547265923024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76730448884 0.000936538399082 - 0.9767309001407545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317975745 1.31525620288e-05 - 0.996317971125578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07914664 0.020737751054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0276885 0.016486819863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36405515 0.0179772683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1347472" calcext:value-type="float">
            <text:p>0.1347472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31743" calcext:value-type="float">
            <text:p>0.06317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0629081" calcext:value-type="float">
            <text:p>0.0629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79905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6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13632466418311" calcext:value-type="float">
            <text:p>0.9136324664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35185157820767" calcext:value-type="float">
            <text:p>0.9351851578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5360805264713" calcext:value-type="float">
            <text:p>0.97536080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713779754030542" calcext:value-type="float">
            <text:p>0.071377975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514634464778554" calcext:value-type="float">
            <text:p>0.0514634465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20585292614921" calcext:value-type="float">
            <text:p>0.01205852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74738954465853" calcext:value-type="float">
            <text:p>0.003747389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3784892534435" calcext:value-type="float">
            <text:p>0.003337848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14516636844856" calcext:value-type="float">
            <text:p>0.00314516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224075065161" calcext:value-type="float">
            <text:p>0.002240750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05179716882" calcext:value-type="float">
            <text:p>0.001051797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54607305247" calcext:value-type="float">
            <text:p>0.00154607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598814019627" calcext:value-type="float">
            <text:p>0.005988140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38964609417" calcext:value-type="float">
            <text:p>0.0043896461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69123942092" calcext:value-type="float">
            <text:p>0.00469123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DOUBLE</text:p>
          </table:table-cell>
          <table:table-cell table:number-columns-repeated="6"/>
          <table:table-cell table:style-name="ce1" office:value-type="string" calcext:value-type="string">
            <text:p>DOUBLE 3</text:p>
          </table:table-cell>
          <table:table-cell table:number-columns-repeated="6"/>
          <table:table-cell table:style-name="ce1" office:value-type="string" calcext:value-type="string">
            <text:p>DOUBLE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74064936268 0.00702994574387 - 0.9740903016363718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84126242197 0.000878146598433 - 0.9841266360502683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6929904009 6.90980714079e-05 - 0.99692990656565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103997885 0.0363120907679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4278302 0.0225484842976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061364755 0.021643683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0.2303306" calcext:value-type="float">
            <text:p>0.2303306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118343" calcext:value-type="float">
            <text:p>0.1118343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1057237" calcext:value-type="float">
            <text:p>0.10572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9868169" calcext:value-type="float">
            <text:p>0.9999999999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4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927731505204261" calcext:value-type="float">
            <text:p>0.9277315052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49244619932352" calcext:value-type="float">
            <text:p>0.9492446199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655216141754" calcext:value-type="float">
            <text:p>0.97655216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0565925731152129" calcext:value-type="float">
            <text:p>0.0565925731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372420423597358" calcext:value-type="float">
            <text:p>0.0372420424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11078986681977" calcext:value-type="float">
            <text:p>0.0111078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0391898042013149" calcext:value-type="float">
            <text:p>0.003918980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7833442697814" calcext:value-type="float">
            <text:p>0.0033783344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498497856564" calcext:value-type="float">
            <text:p>0.00308498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0382414425755" calcext:value-type="float">
            <text:p>0.0038241443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86043517111" calcext:value-type="float">
            <text:p>0.0018604352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175896044944" calcext:value-type="float">
            <text:p>0.00175896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0774312467768" calcext:value-type="float">
            <text:p>0.0077431247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523876959809" calcext:value-type="float">
            <text:p>0.005238769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484394542801" calcext:value-type="float">
            <text:p>0.00484394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BK</text:p>
          </table:table-cell>
          <table:table-cell table:number-columns-repeated="6"/>
          <table:table-cell table:style-name="ce1" office:value-type="string" calcext:value-type="string">
            <text:p>BK 3</text:p>
          </table:table-cell>
          <table:table-cell table:number-columns-repeated="6"/>
          <table:table-cell table:style-name="ce1" office:value-type="string" calcext:value-type="string">
            <text:p>BK 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<text:s text:c="2"/>0.910094831007 0.119182060333 - 0.9178654438592382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588365204 0.000746756970623 - 0.9958839388299577</text:p>
          </table:table-cell>
          <table:table-cell table:number-columns-repeated="5"/>
          <table:table-cell office:value-type="string" calcext:value-type="string">
            <text:p>F</text:p>
          </table:table-cell>
          <table:table-cell office:value-type="string" calcext:value-type="string">
            <text:p><text:s text:c="2"/>0.998498878578 0.0 - 0.99849887857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<text:s text:c="2"/>0.409589855 0.312551299114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8836155 0.180908511037</text:p>
          </table:table-cell>
          <table:table-cell table:number-columns-repeated="5"/>
          <table:table-cell office:value-type="string" calcext:value-type="string">
            <text:p>T</text:p>
          </table:table-cell>
          <table:table-cell office:value-type="string" calcext:value-type="string">
            <text:p><text:s text:c="2"/>0.1284942 0.1007036379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_MAX</text:p>
          </table:table-cell>
          <table:table-cell office:value-type="float" office:value="1.2193281" calcext:value-type="float">
            <text:p>1.219328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7205161" calcext:value-type="float">
            <text:p>0.7205161</text:p>
          </table:table-cell>
          <table:table-cell table:number-columns-repeated="5"/>
          <table:table-cell office:value-type="string" calcext:value-type="string">
            <text:p>TIME_MAX</text:p>
          </table:table-cell>
          <table:table-cell office:value-type="float" office:value="0.322578" calcext:value-type="float">
            <text:p>0.3225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sum check</text:p>
          </table:table-cell>
          <table:table-cell office:value-type="float" office:value="0.999999998849275" calcext:value-type="float">
            <text:p>0.9999999988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80075" calcext:value-type="float">
            <text:p>1</text:p>
          </table:table-cell>
          <table:table-cell table:number-columns-repeated="5"/>
          <table:table-cell office:value-type="string" calcext:value-type="string">
            <text:p>Total sum check</text:p>
          </table:table-cell>
          <table:table-cell office:value-type="float" office:value="0.99999999999192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6"/>
          <table:table-cell office:value-type="string" calcext:value-type="string">
            <text:p>Erro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K</text:p>
          </table:table-cell>
          <table:table-cell office:value-type="float" office:value="0.824532436327646" calcext:value-type="float">
            <text:p>0.8245324363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181712708339" calcext:value-type="float">
            <text:p>0.9718171271</text:p>
          </table:table-cell>
          <table:table-cell table:number-columns-repeated="5"/>
          <table:table-cell office:value-type="string" calcext:value-type="string">
            <text:p>OK</text:p>
          </table:table-cell>
          <table:table-cell office:value-type="float" office:value="0.979606110659584" calcext:value-type="float">
            <text:p>0.97960611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K</text:p>
          </table:table-cell>
          <table:table-cell office:value-type="float" office:value="0.109354633550325" calcext:value-type="float">
            <text:p>0.1093546336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147395012714488" calcext:value-type="float">
            <text:p>0.0147395013</text:p>
          </table:table-cell>
          <table:table-cell table:number-columns-repeated="5"/>
          <table:table-cell office:value-type="string" calcext:value-type="string">
            <text:p>NOK</text:p>
          </table:table-cell>
          <table:table-cell office:value-type="float" office:value="0.00805819476308406" calcext:value-type="float">
            <text:p>0.00805819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0.0165282325305073" calcext:value-type="float">
            <text:p>0.0165282325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36084291129042" calcext:value-type="float">
            <text:p>0.0033608429</text:p>
          </table:table-cell>
          <table:table-cell table:number-columns-repeated="5"/>
          <table:table-cell office:value-type="string" calcext:value-type="string">
            <text:p>E</text:p>
          </table:table-cell>
          <table:table-cell office:value-type="float" office:value="0.00308392364433292" calcext:value-type="float">
            <text:p>0.0030839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nv E</text:p>
          </table:table-cell>
          <table:table-cell office:value-type="float" office:value="0.0199146846492" calcext:value-type="float">
            <text:p>0.0199146846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118655427331" calcext:value-type="float">
            <text:p>0.0118655427</text:p>
          </table:table-cell>
          <table:table-cell table:number-columns-repeated="5"/>
          <table:table-cell office:value-type="string" calcext:value-type="string">
            <text:p>Env E</text:p>
          </table:table-cell>
          <table:table-cell office:value-type="float" office:value="0.00534749872029" calcext:value-type="float">
            <text:p>0.0053474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TAL E</text:p>
          </table:table-cell>
          <table:table-cell office:value-type="float" office:value="0.0364429171797" calcext:value-type="float">
            <text:p>0.0364429172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152263856443" calcext:value-type="float">
            <text:p>0.0152263856</text:p>
          </table:table-cell>
          <table:table-cell table:number-columns-repeated="5"/>
          <table:table-cell office:value-type="string" calcext:value-type="string">
            <text:p>TOTAL E</text:p>
          </table:table-cell>
          <table:table-cell office:value-type="float" office:value="0.00843142236462" calcext:value-type="float">
            <text:p>0.00843142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6"/>
          <table:table-cell office:value-type="string" calcext:value-type="string">
            <text:p>-------------</text:p>
          </table:table-cell>
          <table:table-cell table:number-columns-repeated="5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#########################################################################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THRESHOLDS</text:p>
          </table:table-cell>
          <table:table-cell table:number-columns-repeated="19"/>
        </table:table-row>
        <table:table-row table:style-name="ro1">
          <table:table-cell table:style-name="ce4" office:value-type="string" calcext:value-type="string" table:number-columns-spanned="6" table:number-rows-spanned="1">
            <text:p>a0 EPL</text:p>
          </table:table-cell>
          <table:covered-table-cell table:number-columns-repeated="5" table:style-name="ce7"/>
          <table:table-cell table:number-columns-repeated="2"/>
          <table:table-cell table:style-name="ce4" office:value-type="string" calcext:value-type="string" table:number-columns-spanned="6" table:number-rows-spanned="1">
            <text:p>a0 EPL PARALLEL</text:p>
          </table:table-cell>
          <table:covered-table-cell table:number-columns-repeated="5" table:style-name="ce7"/>
          <table:table-cell table:number-columns-repeated="6"/>
        </table:table-row>
        <table:table-row table:style-name="ro1">
          <table:table-cell table:style-name="ce5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5" office:value-type="string" calcext:value-type="string">
            <text:p>a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ce6" office:value-type="float" office:value="10" calcext:value-type="float">
            <text:p>10</text:p>
          </table:table-cell>
          <table:table-cell/>
          <table:table-cell office:value-type="float" office:value="0.009825" calcext:value-type="float">
            <text:p>0.009825</text:p>
          </table:table-cell>
          <table:table-cell office:value-type="float" office:value="0.01" calcext:value-type="float">
            <text:p>0.01</text:p>
          </table:table-cell>
          <table:table-cell office:value-type="float" office:value="0.0097321" calcext:value-type="float">
            <text:p>0.0097321</text:p>
          </table:table-cell>
          <table:table-cell office:value-type="float" office:value="0.0087188" calcext:value-type="float">
            <text:p>0.0087188</text:p>
          </table:table-cell>
          <table:table-cell table:number-columns-repeated="2"/>
          <table:table-cell office:value-type="float" office:value="6000" calcext:value-type="float">
            <text:p>6000</text:p>
          </table:table-cell>
          <table:table-cell table:number-columns-repeated="4"/>
          <table:table-cell office:value-type="float" office:value="0.0166563" calcext:value-type="float">
            <text:p>0.0166563</text:p>
          </table:table-cell>
          <table:table-cell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131875" calcext:value-type="float">
            <text:p>0.0131875</text:p>
          </table:table-cell>
          <table:table-cell office:value-type="float" office:value="0.011425" calcext:value-type="float">
            <text:p>0.011425</text:p>
          </table:table-cell>
          <table:table-cell office:value-type="float" office:value="0.0106875" calcext:value-type="float">
            <text:p>0.0106875</text:p>
          </table:table-cell>
          <table:table-cell office:value-type="float" office:value="0.0101607" calcext:value-type="float">
            <text:p>0.0101607</text:p>
          </table:table-cell>
          <table:table-cell office:value-type="float" office:value="0.0102344" calcext:value-type="float">
            <text:p>0.0102344</text:p>
          </table:table-cell>
          <table:table-cell table:number-columns-repeated="2"/>
          <table:table-cell office:value-type="float" office:value="6500" calcext:value-type="float">
            <text:p>6500</text:p>
          </table:table-cell>
          <table:table-cell office:value-type="float" office:value="0.0189687" calcext:value-type="float">
            <text:p>0.0189687</text:p>
          </table:table-cell>
          <table:table-cell office:value-type="float" office:value="0.018575" calcext:value-type="float">
            <text:p>0.018575</text:p>
          </table:table-cell>
          <table:table-cell office:value-type="float" office:value="0.017625" calcext:value-type="float">
            <text:p>0.017625</text:p>
          </table:table-cell>
          <table:table-cell office:value-type="float" office:value="0.0184286" calcext:value-type="float">
            <text:p>0.0184286</text:p>
          </table:table-cell>
          <table:table-cell office:value-type="float" office:value="0.0195156" calcext:value-type="float">
            <text:p>0.0195156</text:p>
          </table:table-cell>
          <table:table-cell table:number-columns-repeated="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14625" calcext:value-type="float">
            <text:p>0.014625</text:p>
          </table:table-cell>
          <table:table-cell office:value-type="float" office:value="0.01375" calcext:value-type="float">
            <text:p>0.013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23571" calcext:value-type="float">
            <text:p>0.0123571</text:p>
          </table:table-cell>
          <table:table-cell office:value-type="float" office:value="0.0117031" calcext:value-type="float">
            <text:p>0.0117031</text:p>
          </table:table-cell>
          <table:table-cell table:number-columns-repeated="2"/>
          <table:table-cell office:value-type="float" office:value="7000" calcext:value-type="float">
            <text:p>7000</text:p>
          </table:table-cell>
          <table:table-cell office:value-type="float" office:value="0.019" calcext:value-type="float">
            <text:p>0.019</text:p>
          </table:table-cell>
          <table:table-cell office:value-type="float" office:value="0.01845" calcext:value-type="float">
            <text:p>0.01845</text:p>
          </table:table-cell>
          <table:table-cell office:value-type="float" office:value="0.0180833" calcext:value-type="float">
            <text:p>0.0180833</text:p>
          </table:table-cell>
          <table:table-cell office:value-type="float" office:value="0.0187321" calcext:value-type="float">
            <text:p>0.0187321</text:p>
          </table:table-cell>
          <table:table-cell office:value-type="float" office:value="0.0199844" calcext:value-type="float">
            <text:p>0.0199844</text:p>
          </table:table-cell>
          <table:table-cell table:number-columns-repeated="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0158125" calcext:value-type="float">
            <text:p>0.0158125</text:p>
          </table:table-cell>
          <table:table-cell office:value-type="float" office:value="0.014725" calcext:value-type="float">
            <text:p>0.014725</text:p>
          </table:table-cell>
          <table:table-cell office:value-type="float" office:value="0.0140208" calcext:value-type="float">
            <text:p>0.0140208</text:p>
          </table:table-cell>
          <table:table-cell office:value-type="float" office:value="0.0136964" calcext:value-type="float">
            <text:p>0.0136964</text:p>
          </table:table-cell>
          <table:table-cell office:value-type="float" office:value="0.0139219" calcext:value-type="float">
            <text:p>0.0139219</text:p>
          </table:table-cell>
          <table:table-cell table:number-columns-repeated="2"/>
          <table:table-cell office:value-type="float" office:value="7500" calcext:value-type="float">
            <text:p>7500</text:p>
          </table:table-cell>
          <table:table-cell office:value-type="float" office:value="0.0216875" calcext:value-type="float">
            <text:p>0.0216875</text:p>
          </table:table-cell>
          <table:table-cell office:value-type="float" office:value="0.019575" calcext:value-type="float">
            <text:p>0.019575</text:p>
          </table:table-cell>
          <table:table-cell office:value-type="float" office:value="0.0206667" calcext:value-type="float">
            <text:p>0.0206667</text:p>
          </table:table-cell>
          <table:table-cell office:value-type="float" office:value="0.0212321" calcext:value-type="float">
            <text:p>0.0212321</text:p>
          </table:table-cell>
          <table:table-cell office:value-type="float" office:value="0.0220625" calcext:value-type="float">
            <text:p>0.0220625</text:p>
          </table:table-cell>
          <table:table-cell table:number-columns-repeated="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166563" calcext:value-type="float">
            <text:p>0.0166563</text:p>
          </table:table-cell>
          <table:table-cell office:value-type="float" office:value="0.0163" calcext:value-type="float">
            <text:p>0.0163</text:p>
          </table:table-cell>
          <table:table-cell office:value-type="float" office:value="0.015625" calcext:value-type="float">
            <text:p>0.015625</text:p>
          </table:table-cell>
          <table:table-cell office:value-type="float" office:value="0.0152321" calcext:value-type="float">
            <text:p>0.0152321</text:p>
          </table:table-cell>
          <table:table-cell office:value-type="float" office:value="0.0157344" calcext:value-type="float">
            <text:p>0.0157344</text:p>
          </table:table-cell>
          <table:table-cell table:number-columns-repeated="2"/>
          <table:table-cell office:value-type="float" office:value="8000" calcext:value-type="float">
            <text:p>8000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8925" calcext:value-type="float">
            <text:p>0.018925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225357" calcext:value-type="float">
            <text:p>0.0225357</text:p>
          </table:table-cell>
          <table:table-cell office:value-type="float" office:value="0.0231781" calcext:value-type="float">
            <text:p>0.0231781</text:p>
          </table:table-cell>
          <table:table-cell table:number-columns-repeated="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1825" calcext:value-type="float">
            <text:p>0.01825</text:p>
          </table:table-cell>
          <table:table-cell office:value-type="float" office:value="0.0177" calcext:value-type="float">
            <text:p>0.0177</text:p>
          </table:table-cell>
          <table:table-cell office:value-type="float" office:value="0.0175625" calcext:value-type="float">
            <text:p>0.0175625</text:p>
          </table:table-cell>
          <table:table-cell office:value-type="float" office:value="0.0179286" calcext:value-type="float">
            <text:p>0.0179286</text:p>
          </table:table-cell>
          <table:table-cell office:value-type="float" office:value="0.017875" calcext:value-type="float">
            <text:p>0.017875</text:p>
          </table:table-cell>
          <table:table-cell table:number-columns-repeated="2"/>
          <table:table-cell office:value-type="float" office:value="8500" calcext:value-type="float">
            <text:p>8500</text:p>
          </table:table-cell>
          <table:table-cell office:value-type="float" office:value="0.02225" calcext:value-type="float">
            <text:p>0.02225</text:p>
          </table:table-cell>
          <table:table-cell office:value-type="float" office:value="0.01985" calcext:value-type="float">
            <text:p>0.01985</text:p>
          </table:table-cell>
          <table:table-cell office:value-type="float" office:value="0.0197708" calcext:value-type="float">
            <text:p>0.0197708</text:p>
          </table:table-cell>
          <table:table-cell office:value-type="float" office:value="0.0222143" calcext:value-type="float">
            <text:p>0.0222143</text:p>
          </table:table-cell>
          <table:table-cell office:value-type="float" office:value="0.0231562" calcext:value-type="float">
            <text:p>0.0231562</text:p>
          </table:table-cell>
          <table:table-cell table:number-columns-repeated="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218125" calcext:value-type="float">
            <text:p>0.0218125</text:p>
          </table:table-cell>
          <table:table-cell table:number-columns-repeated="2" office:value-type="float" office:value="0.020375" calcext:value-type="float">
            <text:p>0.020375</text:p>
          </table:table-cell>
          <table:table-cell office:value-type="float" office:value="0.0212143" calcext:value-type="float">
            <text:p>0.0212143</text:p>
          </table:table-cell>
          <table:table-cell office:value-type="float" office:value="0.0228594" calcext:value-type="float">
            <text:p>0.0228594</text:p>
          </table:table-cell>
          <table:table-cell table:number-columns-repeated="2"/>
          <table:table-cell office:value-type="float" office:value="9000" calcext:value-type="float">
            <text:p>9000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54464" calcext:value-type="float">
            <text:p>0.0254464</text:p>
          </table:table-cell>
          <table:table-cell office:value-type="float" office:value="0.0266406" calcext:value-type="float">
            <text:p>0.0266406</text:p>
          </table:table-cell>
          <table:table-cell table:number-columns-repeated="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2475" calcext:value-type="float">
            <text:p>0.02475</text:p>
          </table:table-cell>
          <table:table-cell office:value-type="float" office:value="0.024375" calcext:value-type="float">
            <text:p>0.024375</text:p>
          </table:table-cell>
          <table:table-cell office:value-type="float" office:value="0.0249375" calcext:value-type="float">
            <text:p>0.0249375</text:p>
          </table:table-cell>
          <table:table-cell office:value-type="float" office:value="0.0261429" calcext:value-type="float">
            <text:p>0.0261429</text:p>
          </table:table-cell>
          <table:table-cell office:value-type="float" office:value="0.0282656" calcext:value-type="float">
            <text:p>0.0282656</text:p>
          </table:table-cell>
          <table:table-cell table:number-columns-repeated="2"/>
          <table:table-cell office:value-type="float" office:value="9500" calcext:value-type="float">
            <text:p>9500</text:p>
          </table:table-cell>
          <table:table-cell office:value-type="float" office:value="0.0235938" calcext:value-type="float">
            <text:p>0.0235938</text:p>
          </table:table-cell>
          <table:table-cell office:value-type="float" office:value="0.02375" calcext:value-type="float">
            <text:p>0.02375</text:p>
          </table:table-cell>
          <table:table-cell office:value-type="float" office:value="0.024125" calcext:value-type="float">
            <text:p>0.024125</text:p>
          </table:table-cell>
          <table:table-cell office:value-type="float" office:value="0.0257679" calcext:value-type="float">
            <text:p>0.0257679</text:p>
          </table:table-cell>
          <table:table-cell office:value-type="float" office:value="0.0279063" calcext:value-type="float">
            <text:p>0.0279063</text:p>
          </table:table-cell>
          <table:table-cell table:number-columns-repeated="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2575" calcext:value-type="float">
            <text:p>0.02575</text:p>
          </table:table-cell>
          <table:table-cell office:value-type="float" office:value="0.0267" calcext:value-type="float">
            <text:p>0.0267</text:p>
          </table:table-cell>
          <table:table-cell office:value-type="float" office:value="0.0271042" calcext:value-type="float">
            <text:p>0.0271042</text:p>
          </table:table-cell>
          <table:table-cell office:value-type="float" office:value="0.02775" calcext:value-type="float">
            <text:p>0.02775</text:p>
          </table:table-cell>
          <table:table-cell office:value-type="float" office:value="0.0294375" calcext:value-type="float">
            <text:p>0.0294375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249063" calcext:value-type="float">
            <text:p>0.0249063</text:p>
          </table:table-cell>
          <table:table-cell office:value-type="float" office:value="0.025075" calcext:value-type="float">
            <text:p>0.025075</text:p>
          </table:table-cell>
          <table:table-cell office:value-type="float" office:value="0.0261458" calcext:value-type="float">
            <text:p>0.0261458</text:p>
          </table:table-cell>
          <table:table-cell office:value-type="float" office:value="0.0278571" calcext:value-type="float">
            <text:p>0.0278571</text:p>
          </table:table-cell>
          <table:table-cell office:value-type="float" office:value="0.0293594" calcext:value-type="float">
            <text:p>0.0293594</text:p>
          </table:table-cell>
          <table:table-cell table:number-columns-repeated="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645" calcext:value-type="float">
            <text:p>0.02645</text:p>
          </table:table-cell>
          <table:table-cell office:value-type="float" office:value="0.0266875" calcext:value-type="float">
            <text:p>0.0266875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92969" calcext:value-type="float">
            <text:p>0.0292969</text:p>
          </table:table-cell>
          <table:table-cell table:number-columns-repeated="2"/>
          <table:table-cell office:value-type="float" office:value="10500" calcext:value-type="float">
            <text:p>10500</text:p>
          </table:table-cell>
          <table:table-cell office:value-type="float" office:value="0.026875" calcext:value-type="float">
            <text:p>0.026875</text:p>
          </table:table-cell>
          <table:table-cell office:value-type="float" office:value="0.025975" calcext:value-type="float">
            <text:p>0.025975</text:p>
          </table:table-cell>
          <table:table-cell office:value-type="float" office:value="0.0282917" calcext:value-type="float">
            <text:p>0.0282917</text:p>
          </table:table-cell>
          <table:table-cell office:value-type="float" office:value="0.0300714" calcext:value-type="float">
            <text:p>0.0300714</text:p>
          </table:table-cell>
          <table:table-cell office:value-type="float" office:value="0.0318125" calcext:value-type="float">
            <text:p>0.0318125</text:p>
          </table:table-cell>
          <table:table-cell table:number-columns-repeated="6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305625" calcext:value-type="float">
            <text:p>0.0305625</text:p>
          </table:table-cell>
          <table:table-cell office:value-type="float" office:value="0.031075" calcext:value-type="float">
            <text:p>0.031075</text:p>
          </table:table-cell>
          <table:table-cell office:value-type="float" office:value="0.0318333" calcext:value-type="float">
            <text:p>0.0318333</text:p>
          </table:table-cell>
          <table:table-cell office:value-type="float" office:value="0.0333036" calcext:value-type="float">
            <text:p>0.0333036</text:p>
          </table:table-cell>
          <table:table-cell office:value-type="float" office:value="0.0349609" calcext:value-type="float">
            <text:p>0.0349609</text:p>
          </table:table-cell>
          <table:table-cell table:number-columns-repeated="2"/>
          <table:table-cell office:value-type="float" office:value="11000" calcext:value-type="float">
            <text:p>11000</text:p>
          </table:table-cell>
          <table:table-cell office:value-type="float" office:value="0.0263437" calcext:value-type="float">
            <text:p>0.0263437</text:p>
          </table:table-cell>
          <table:table-cell office:value-type="float" office:value="0.02795" calcext:value-type="float">
            <text:p>0.02795</text:p>
          </table:table-cell>
          <table:table-cell office:value-type="float" office:value="0.0300208" calcext:value-type="float">
            <text:p>0.0300208</text:p>
          </table:table-cell>
          <table:table-cell office:value-type="float" office:value="0.0314821" calcext:value-type="float">
            <text:p>0.0314821</text:p>
          </table:table-cell>
          <table:table-cell office:value-type="float" office:value="0.0331562" calcext:value-type="float">
            <text:p>0.0331562</text:p>
          </table:table-cell>
          <table:table-cell table:number-columns-repeated="6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349687" calcext:value-type="float">
            <text:p>0.0349687</text:p>
          </table:table-cell>
          <table:table-cell office:value-type="float" office:value="0.035175" calcext:value-type="float">
            <text:p>0.035175</text:p>
          </table:table-cell>
          <table:table-cell office:value-type="float" office:value="0.0369375" calcext:value-type="float">
            <text:p>0.0369375</text:p>
          </table:table-cell>
          <table:table-cell office:value-type="float" office:value="0.0365536" calcext:value-type="float">
            <text:p>0.0365536</text:p>
          </table:table-cell>
          <table:table-cell office:value-type="float" office:value="0.0388594" calcext:value-type="float">
            <text:p>0.0388594</text:p>
          </table:table-cell>
          <table:table-cell table:number-columns-repeated="2"/>
          <table:table-cell office:value-type="float" office:value="11500" calcext:value-type="float">
            <text:p>11500</text:p>
          </table:table-cell>
          <table:table-cell office:value-type="float" office:value="0.0285625" calcext:value-type="float">
            <text:p>0.0285625</text:p>
          </table:table-cell>
          <table:table-cell office:value-type="float" office:value="0.03015" calcext:value-type="float">
            <text:p>0.03015</text:p>
          </table:table-cell>
          <table:table-cell office:value-type="float" office:value="0.0311458" calcext:value-type="float">
            <text:p>0.0311458</text:p>
          </table:table-cell>
          <table:table-cell office:value-type="float" office:value="0.0339464" calcext:value-type="float">
            <text:p>0.0339464</text:p>
          </table:table-cell>
          <table:table-cell office:value-type="float" office:value="0.0349844" calcext:value-type="float">
            <text:p>0.0349844</text:p>
          </table:table-cell>
          <table:table-cell table:number-columns-repeated="6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381563" calcext:value-type="float">
            <text:p>0.0381563</text:p>
          </table:table-cell>
          <table:table-cell office:value-type="float" office:value="0.039925" calcext:value-type="float">
            <text:p>0.039925</text:p>
          </table:table-cell>
          <table:table-cell office:value-type="float" office:value="0.0423542" calcext:value-type="float">
            <text:p>0.0423542</text:p>
          </table:table-cell>
          <table:table-cell office:value-type="float" office:value="0.0429821" calcext:value-type="float">
            <text:p>0.0429821</text:p>
          </table:table-cell>
          <table:table-cell office:value-type="float" office:value="0.0438906" calcext:value-type="float">
            <text:p>0.0438906</text:p>
          </table:table-cell>
          <table:table-cell table:number-columns-repeated="2"/>
          <table:table-cell office:value-type="float" office:value="12000" calcext:value-type="float">
            <text:p>12000</text:p>
          </table:table-cell>
          <table:table-cell office:value-type="float" office:value="0.0284063" calcext:value-type="float">
            <text:p>0.0284063</text:p>
          </table:table-cell>
          <table:table-cell office:value-type="float" office:value="0.028775" calcext:value-type="float">
            <text:p>0.028775</text:p>
          </table:table-cell>
          <table:table-cell office:value-type="float" office:value="0.0309167" calcext:value-type="float">
            <text:p>0.0309167</text:p>
          </table:table-cell>
          <table:table-cell office:value-type="float" office:value="0.0326786" calcext:value-type="float">
            <text:p>0.0326786</text:p>
          </table:table-cell>
          <table:table-cell office:value-type="float" office:value="0.0348125" calcext:value-type="float">
            <text:p>0.0348125</text:p>
          </table:table-cell>
          <table:table-cell table:number-columns-repeated="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391875" calcext:value-type="float">
            <text:p>0.0391875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0.0430833" calcext:value-type="float">
            <text:p>0.0430833</text:p>
          </table:table-cell>
          <table:table-cell office:value-type="float" office:value="0.0430893" calcext:value-type="float">
            <text:p>0.0430893</text:p>
          </table:table-cell>
          <table:table-cell office:value-type="float" office:value="0.0443906" calcext:value-type="float">
            <text:p>0.0443906</text:p>
          </table:table-cell>
          <table:table-cell table:number-columns-repeated="2"/>
          <table:table-cell office:value-type="float" office:value="12500" calcext:value-type="float">
            <text:p>12500</text:p>
          </table:table-cell>
          <table:table-cell office:value-type="float" office:value="0.0283125" calcext:value-type="float">
            <text:p>0.0283125</text:p>
          </table:table-cell>
          <table:table-cell office:value-type="float" office:value="0.029975" calcext:value-type="float">
            <text:p>0.029975</text:p>
          </table:table-cell>
          <table:table-cell office:value-type="float" office:value="0.0324792" calcext:value-type="float">
            <text:p>0.0324792</text:p>
          </table:table-cell>
          <table:table-cell office:value-type="float" office:value="0.0344286" calcext:value-type="float">
            <text:p>0.0344286</text:p>
          </table:table-cell>
          <table:table-cell office:value-type="float" office:value="0.0350156" calcext:value-type="float">
            <text:p>0.0350156</text:p>
          </table:table-cell>
          <table:table-cell table:number-columns-repeated="6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47" calcext:value-type="float">
            <text:p>0.0447</text:p>
          </table:table-cell>
          <table:table-cell office:value-type="float" office:value="0.0463958" calcext:value-type="float">
            <text:p>0.0463958</text:p>
          </table:table-cell>
          <table:table-cell office:value-type="float" office:value="0.0468571" calcext:value-type="float">
            <text:p>0.0468571</text:p>
          </table:table-cell>
          <table:table-cell office:value-type="float" office:value="0.0473906" calcext:value-type="float">
            <text:p>0.0473906</text:p>
          </table:table-cell>
          <table:table-cell table:number-columns-repeated="2"/>
          <table:table-cell office:value-type="float" office:value="13000" calcext:value-type="float">
            <text:p>13000</text:p>
          </table:table-cell>
          <table:table-cell office:value-type="float" office:value="0.030375" calcext:value-type="float">
            <text:p>0.030375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338542" calcext:value-type="float">
            <text:p>0.0338542</text:p>
          </table:table-cell>
          <table:table-cell office:value-type="float" office:value="0.0358571" calcext:value-type="float">
            <text:p>0.0358571</text:p>
          </table:table-cell>
          <table:table-cell office:value-type="float" office:value="0.0373438" calcext:value-type="float">
            <text:p>0.0373438</text:p>
          </table:table-cell>
          <table:table-cell table:number-columns-repeated="6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style-name="ce4" office:value-type="string" calcext:value-type="string" table:number-columns-spanned="6" table:number-rows-spanned="1">
            <text:p>eta EPL</text:p>
          </table:table-cell>
          <table:covered-table-cell table:number-columns-repeated="5" table:style-name="ce7"/>
          <table:table-cell table:number-columns-repeated="14"/>
        </table:table-row>
        <table:table-row table:style-name="ro1">
          <table:table-cell table:style-name="ce5" office:value-type="string" calcext:value-type="string">
            <text:p>eta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0.0139687" calcext:value-type="float">
            <text:p>0.0139687</text:p>
          </table:table-cell>
          <table:table-cell office:value-type="float" office:value="0.012875" calcext:value-type="float">
            <text:p>0.012875</text:p>
          </table:table-cell>
          <table:table-cell office:value-type="float" office:value="0.0121042" calcext:value-type="float">
            <text:p>0.0121042</text:p>
          </table:table-cell>
          <table:table-cell office:value-type="float" office:value="0.0108214" calcext:value-type="float">
            <text:p>0.0108214</text:p>
          </table:table-cell>
          <table:table-cell office:value-type="float" office:value="0.0116406" calcext:value-type="float">
            <text:p>0.0116406</text:p>
          </table:table-cell>
          <table:table-cell table:number-columns-repeated="14"/>
        </table:table-row>
        <table:table-row table:style-name="ro1">
          <table:table-cell office:value-type="float" office:value="0.0095" calcext:value-type="float">
            <text:p>0.0095</text:p>
          </table:table-cell>
          <table:table-cell office:value-type="float" office:value="0.0155312" calcext:value-type="float">
            <text:p>0.0155312</text:p>
          </table:table-cell>
          <table:table-cell office:value-type="float" office:value="0.012275" calcext:value-type="float">
            <text:p>0.012275</text:p>
          </table:table-cell>
          <table:table-cell office:value-type="float" office:value="0.0125833" calcext:value-type="float">
            <text:p>0.0125833</text:p>
          </table:table-cell>
          <table:table-cell office:value-type="float" office:value="0.0122143" calcext:value-type="float">
            <text:p>0.0122143</text:p>
          </table:table-cell>
          <table:table-cell office:value-type="float" office:value="0.0127187" calcext:value-type="float">
            <text:p>0.0127187</text:p>
          </table:table-cell>
          <table:table-cell table:number-columns-repeated="14"/>
        </table:table-row>
        <table:table-row table:style-name="ro1">
          <table:table-cell office:value-type="float" office:value="0.009" calcext:value-type="float">
            <text:p>0.009</text:p>
          </table:table-cell>
          <table:table-cell office:value-type="float" office:value="0.0179062" calcext:value-type="float">
            <text:p>0.0179062</text:p>
          </table:table-cell>
          <table:table-cell office:value-type="float" office:value="0.01535" calcext:value-type="float">
            <text:p>0.01535</text:p>
          </table:table-cell>
          <table:table-cell office:value-type="float" office:value="0.0152917" calcext:value-type="float">
            <text:p>0.0152917</text:p>
          </table:table-cell>
          <table:table-cell office:value-type="float" office:value="0.015125" calcext:value-type="float">
            <text:p>0.015125</text:p>
          </table:table-cell>
          <table:table-cell office:value-type="float" office:value="0.0152031" calcext:value-type="float">
            <text:p>0.0152031</text:p>
          </table:table-cell>
          <table:table-cell table:number-columns-repeated="14"/>
        </table:table-row>
        <table:table-row table:style-name="ro1">
          <table:table-cell office:value-type="float" office:value="0.0085" calcext:value-type="float">
            <text:p>0.0085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6575" calcext:value-type="float">
            <text:p>0.016575</text:p>
          </table:table-cell>
          <table:table-cell office:value-type="float" office:value="0.0157708" calcext:value-type="float">
            <text:p>0.0157708</text:p>
          </table:table-cell>
          <table:table-cell office:value-type="float" office:value="0.0156786" calcext:value-type="float">
            <text:p>0.0156786</text:p>
          </table:table-cell>
          <table:table-cell office:value-type="float" office:value="0.0164367" calcext:value-type="float">
            <text:p>0.0164367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19875" calcext:value-type="float">
            <text:p>0.019875</text:p>
          </table:table-cell>
          <table:table-cell office:value-type="float" office:value="0.017275" calcext:value-type="float">
            <text:p>0.017275</text:p>
          </table:table-cell>
          <table:table-cell office:value-type="float" office:value="0.0172292" calcext:value-type="float">
            <text:p>0.0172292</text:p>
          </table:table-cell>
          <table:table-cell office:value-type="float" office:value="0.0171964" calcext:value-type="float">
            <text:p>0.0171964</text:p>
          </table:table-cell>
          <table:table-cell office:value-type="float" office:value="0.0182187" calcext:value-type="float">
            <text:p>0.018218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222812" calcext:value-type="float">
            <text:p>0.0222812</text:p>
          </table:table-cell>
          <table:table-cell office:value-type="float" office:value="0.019375" calcext:value-type="float">
            <text:p>0.019375</text:p>
          </table:table-cell>
          <table:table-cell office:value-type="float" office:value="0.0199792" calcext:value-type="float">
            <text:p>0.0199792</text:p>
          </table:table-cell>
          <table:table-cell office:value-type="float" office:value="0.0204821" calcext:value-type="float">
            <text:p>0.0204821</text:p>
          </table:table-cell>
          <table:table-cell office:value-type="float" office:value="0.0210625" calcext:value-type="float">
            <text:p>0.0210625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46563" calcext:value-type="float">
            <text:p>0.0246563</text:p>
          </table:table-cell>
          <table:table-cell office:value-type="float" office:value="0.02385" calcext:value-type="float">
            <text:p>0.02385</text:p>
          </table:table-cell>
          <table:table-cell office:value-type="float" office:value="0.0237083" calcext:value-type="float">
            <text:p>0.0237083</text:p>
          </table:table-cell>
          <table:table-cell office:value-type="float" office:value="0.0243393" calcext:value-type="float">
            <text:p>0.0243393</text:p>
          </table:table-cell>
          <table:table-cell office:value-type="float" office:value="0.025875" calcext:value-type="float">
            <text:p>0.025875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56875" calcext:value-type="float">
            <text:p>0.0256875</text:p>
          </table:table-cell>
          <table:table-cell office:value-type="float" office:value="0.023275" calcext:value-type="float">
            <text:p>0.023275</text:p>
          </table:table-cell>
          <table:table-cell office:value-type="float" office:value="0.0244167" calcext:value-type="float">
            <text:p>0.0244167</text:p>
          </table:table-cell>
          <table:table-cell office:value-type="float" office:value="0.0251429" calcext:value-type="float">
            <text:p>0.0251429</text:p>
          </table:table-cell>
          <table:table-cell office:value-type="float" office:value="0.0269219" calcext:value-type="float">
            <text:p>0.0269219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296875" calcext:value-type="float">
            <text:p>0.0296875</text:p>
          </table:table-cell>
          <table:table-cell office:value-type="float" office:value="0.0286" calcext:value-type="float">
            <text:p>0.0286</text:p>
          </table:table-cell>
          <table:table-cell office:value-type="float" office:value="0.0297083" calcext:value-type="float">
            <text:p>0.0297083</text:p>
          </table:table-cell>
          <table:table-cell office:value-type="float" office:value="0.0311429" calcext:value-type="float">
            <text:p>0.0311429</text:p>
          </table:table-cell>
          <table:table-cell office:value-type="float" office:value="0.0327656" calcext:value-type="float">
            <text:p>0.0327656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32875" calcext:value-type="float">
            <text:p>0.032875</text:p>
          </table:table-cell>
          <table:table-cell office:value-type="float" office:value="0.0332917" calcext:value-type="float">
            <text:p>0.0332917</text:p>
          </table:table-cell>
          <table:table-cell office:value-type="float" office:value="0.03575" calcext:value-type="float">
            <text:p>0.03575</text:p>
          </table:table-cell>
          <table:table-cell office:value-type="float" office:value="0.0371094" calcext:value-type="float">
            <text:p>0.03710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423125" calcext:value-type="float">
            <text:p>0.0423125</text:p>
          </table:table-cell>
          <table:table-cell office:value-type="float" office:value="0.04215" calcext:value-type="float">
            <text:p>0.04215</text:p>
          </table:table-cell>
          <table:table-cell office:value-type="float" office:value="0.045875" calcext:value-type="float">
            <text:p>0.045875</text:p>
          </table:table-cell>
          <table:table-cell office:value-type="float" office:value="0.0473214" calcext:value-type="float">
            <text:p>0.0473214</text:p>
          </table:table-cell>
          <table:table-cell office:value-type="float" office:value="0.0457344" calcext:value-type="float">
            <text:p>0.0457344</text:p>
          </table:table-cell>
          <table:table-cell table:number-columns-repeated="14"/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style-name="ce1" office:value-type="string" calcext:value-type="string">
            <text:p>############################################# VARYING THE IGNORE PROBABILITY PARAMETER ################################################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</text:p>
          </table:table-cell>
          <table:table-cell table:number-columns-repeated="7"/>
          <table:table-cell table:style-name="ce1" office:value-type="string" calcext:value-type="string">
            <text:p>IGNORE = 0.025</text:p>
          </table:table-cell>
          <table:table-cell table:number-columns-repeated="11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2"/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3625" calcext:value-type="float">
            <text:p>0.0013625</text:p>
          </table:table-cell>
          <table:table-cell office:value-type="float" office:value="0.000545" calcext:value-type="float">
            <text:p>0.000545</text:p>
          </table:table-cell>
          <table:table-cell office:value-type="float" office:value="0.0002292" calcext:value-type="float">
            <text:p>0.0002292</text:p>
          </table:table-cell>
          <table:table-cell office:value-type="float" office:value="0.0001321" calcext:value-type="float">
            <text:p>0.0001321</text:p>
          </table:table-cell>
          <table:table-cell table:style-name="ce2" office:value-type="float" office:value="0.0000594" calcext:value-type="float">
            <text:p>5.94E-05</text:p>
          </table:table-cell>
          <table:table-cell table:number-columns-repeated="2"/>
          <table:table-cell office:value-type="float" office:value="0.003" calcext:value-type="float">
            <text:p>0.003</text:p>
          </table:table-cell>
          <table:table-cell office:value-type="float" office:value="0.0012688" calcext:value-type="float">
            <text:p>0.0012688</text:p>
          </table:table-cell>
          <table:table-cell office:value-type="float" office:value="0.00053" calcext:value-type="float">
            <text:p>0.00053</text:p>
          </table:table-cell>
          <table:table-cell office:value-type="float" office:value="0.0003021" calcext:value-type="float">
            <text:p>0.0003021</text:p>
          </table:table-cell>
          <table:table-cell office:value-type="float" office:value="0.0001375" calcext:value-type="float">
            <text:p>0.0001375</text:p>
          </table:table-cell>
          <table:table-cell table:style-name="ce2" office:value-type="float" office:value="0.0000703" calcext:value-type="float">
            <text:p>7.03E-05</text:p>
          </table:table-cell>
          <table:table-cell table:number-columns-repeated="6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813" calcext:value-type="float">
            <text:p>0.0022813</text:p>
          </table:table-cell>
          <table:table-cell office:value-type="float" office:value="0.0011363" calcext:value-type="float">
            <text:p>0.0011363</text:p>
          </table:table-cell>
          <table:table-cell office:value-type="float" office:value="0.0007125" calcext:value-type="float">
            <text:p>0.0007125</text:p>
          </table:table-cell>
          <table:table-cell office:value-type="float" office:value="0.000442" calcext:value-type="float">
            <text:p>0.000442</text:p>
          </table:table-cell>
          <table:table-cell office:value-type="float" office:value="0.0002758" calcext:value-type="float">
            <text:p>0.0002758</text:p>
          </table:table-cell>
          <table:table-cell table:number-columns-repeated="2"/>
          <table:table-cell office:value-type="float" office:value="0.0035" calcext:value-type="float">
            <text:p>0.0035</text:p>
          </table:table-cell>
          <table:table-cell office:value-type="float" office:value="0.002175" calcext:value-type="float">
            <text:p>0.002175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07062" calcext:value-type="float">
            <text:p>0.0007062</text:p>
          </table:table-cell>
          <table:table-cell office:value-type="float" office:value="0.0004714" calcext:value-type="float">
            <text:p>0.0004714</text:p>
          </table:table-cell>
          <table:table-cell office:value-type="float" office:value="0.0002734" calcext:value-type="float">
            <text:p>0.0002734</text:p>
          </table:table-cell>
          <table:table-cell table:number-columns-repeated="6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3188" calcext:value-type="float">
            <text:p>0.0033188</text:p>
          </table:table-cell>
          <table:table-cell office:value-type="float" office:value="0.0022575" calcext:value-type="float">
            <text:p>0.0022575</text:p>
          </table:table-cell>
          <table:table-cell office:value-type="float" office:value="0.0014917" calcext:value-type="float">
            <text:p>0.0014917</text:p>
          </table:table-cell>
          <table:table-cell office:value-type="float" office:value="0.0010946" calcext:value-type="float">
            <text:p>0.0010946</text:p>
          </table:table-cell>
          <table:table-cell office:value-type="float" office:value="0.0007625" calcext:value-type="float">
            <text:p>0.0007625</text:p>
          </table:table-cell>
          <table:table-cell table:number-columns-repeated="2"/>
          <table:table-cell office:value-type="float" office:value="0.004" calcext:value-type="float">
            <text:p>0.004</text:p>
          </table:table-cell>
          <table:table-cell office:value-type="float" office:value="0.0036812" calcext:value-type="float">
            <text:p>0.0036812</text:p>
          </table:table-cell>
          <table:table-cell office:value-type="float" office:value="0.00226" calcext:value-type="float">
            <text:p>0.00226</text:p>
          </table:table-cell>
          <table:table-cell office:value-type="float" office:value="0.0015021" calcext:value-type="float">
            <text:p>0.0015021</text:p>
          </table:table-cell>
          <table:table-cell office:value-type="float" office:value="0.0011464" calcext:value-type="float">
            <text:p>0.0011464</text:p>
          </table:table-cell>
          <table:table-cell office:value-type="float" office:value="0.0008359" calcext:value-type="float">
            <text:p>0.0008359</text:p>
          </table:table-cell>
          <table:table-cell table:number-columns-repeated="6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55563" calcext:value-type="float">
            <text:p>0.0055563</text:p>
          </table:table-cell>
          <table:table-cell office:value-type="float" office:value="0.00381" calcext:value-type="float">
            <text:p>0.00381</text:p>
          </table:table-cell>
          <table:table-cell office:value-type="float" office:value="0.0029552" calcext:value-type="float">
            <text:p>0.0029552</text:p>
          </table:table-cell>
          <table:table-cell office:value-type="float" office:value="0.0023196" calcext:value-type="float">
            <text:p>0.0023196</text:p>
          </table:table-cell>
          <table:table-cell office:value-type="float" office:value="0.0018625" calcext:value-type="float">
            <text:p>0.0018625</text:p>
          </table:table-cell>
          <table:table-cell table:number-columns-repeated="2"/>
          <table:table-cell office:value-type="float" office:value="0.0045" calcext:value-type="float">
            <text:p>0.0045</text:p>
          </table:table-cell>
          <table:table-cell office:value-type="float" office:value="0.0056594" calcext:value-type="float">
            <text:p>0.0056594</text:p>
          </table:table-cell>
          <table:table-cell office:value-type="float" office:value="0.00411" calcext:value-type="float">
            <text:p>0.00411</text:p>
          </table:table-cell>
          <table:table-cell office:value-type="float" office:value="0.0030396" calcext:value-type="float">
            <text:p>0.0030396</text:p>
          </table:table-cell>
          <table:table-cell office:value-type="float" office:value="0.0025196" calcext:value-type="float">
            <text:p>0.0025196</text:p>
          </table:table-cell>
          <table:table-cell office:value-type="float" office:value="0.0020031" calcext:value-type="float">
            <text:p>0.0020031</text:p>
          </table:table-cell>
          <table:table-cell table:number-columns-repeated="6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1437" calcext:value-type="float">
            <text:p>0.0081437</text:p>
          </table:table-cell>
          <table:table-cell office:value-type="float" office:value="0.0065388" calcext:value-type="float">
            <text:p>0.0065388</text:p>
          </table:table-cell>
          <table:table-cell office:value-type="float" office:value="0.0053146" calcext:value-type="float">
            <text:p>0.0053146</text:p>
          </table:table-cell>
          <table:table-cell office:value-type="float" office:value="0.0046821" calcext:value-type="float">
            <text:p>0.0046821</text:p>
          </table:table-cell>
          <table:table-cell office:value-type="float" office:value="0.0041242" calcext:value-type="float">
            <text:p>0.0041242</text:p>
          </table:table-cell>
          <table:table-cell table:number-columns-repeated="2"/>
          <table:table-cell office:value-type="float" office:value="0.005" calcext:value-type="float">
            <text:p>0.005</text:p>
          </table:table-cell>
          <table:table-cell office:value-type="float" office:value="0.0085281" calcext:value-type="float">
            <text:p>0.0085281</text:p>
          </table:table-cell>
          <table:table-cell office:value-type="float" office:value="0.00634" calcext:value-type="float">
            <text:p>0.00634</text:p>
          </table:table-cell>
          <table:table-cell office:value-type="float" office:value="0.0054979" calcext:value-type="float">
            <text:p>0.0054979</text:p>
          </table:table-cell>
          <table:table-cell office:value-type="float" office:value="0.0047679" calcext:value-type="float">
            <text:p>0.0047679</text:p>
          </table:table-cell>
          <table:table-cell office:value-type="float" office:value="0.00435" calcext:value-type="float">
            <text:p>0.00435</text:p>
          </table:table-cell>
          <table:table-cell table:number-columns-repeated="6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4062" calcext:value-type="float">
            <text:p>0.0114062</text:p>
          </table:table-cell>
          <table:table-cell office:value-type="float" office:value="0.009775" calcext:value-type="float">
            <text:p>0.009775</text:p>
          </table:table-cell>
          <table:table-cell office:value-type="float" office:value="0.0088188" calcext:value-type="float">
            <text:p>0.0088188</text:p>
          </table:table-cell>
          <table:table-cell office:value-type="float" office:value="0.0079634" calcext:value-type="float">
            <text:p>0.0079634</text:p>
          </table:table-cell>
          <table:table-cell office:value-type="float" office:value="0.0078609" calcext:value-type="float">
            <text:p>0.0078609</text:p>
          </table:table-cell>
          <table:table-cell table:number-columns-repeated="2"/>
          <table:table-cell office:value-type="float" office:value="0.0055" calcext:value-type="float">
            <text:p>0.0055</text:p>
          </table:table-cell>
          <table:table-cell office:value-type="float" office:value="0.01175" calcext:value-type="float">
            <text:p>0.01175</text:p>
          </table:table-cell>
          <table:table-cell office:value-type="float" office:value="0.0098125" calcext:value-type="float">
            <text:p>0.0098125</text:p>
          </table:table-cell>
          <table:table-cell office:value-type="float" office:value="0.0090167" calcext:value-type="float">
            <text:p>0.0090167</text:p>
          </table:table-cell>
          <table:table-cell office:value-type="float" office:value="0.0084821" calcext:value-type="float">
            <text:p>0.0084821</text:p>
          </table:table-cell>
          <table:table-cell office:value-type="float" office:value="0.0081406" calcext:value-type="float">
            <text:p>0.0081406</text:p>
          </table:table-cell>
          <table:table-cell table:number-columns-repeated="6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58312" calcext:value-type="float">
            <text:p>0.0158312</text:p>
          </table:table-cell>
          <table:table-cell office:value-type="float" office:value="0.0138125" calcext:value-type="float">
            <text:p>0.0138125</text:p>
          </table:table-cell>
          <table:table-cell office:value-type="float" office:value="0.0131833" calcext:value-type="float">
            <text:p>0.0131833</text:p>
          </table:table-cell>
          <table:table-cell office:value-type="float" office:value="0.0130018" calcext:value-type="float">
            <text:p>0.0130018</text:p>
          </table:table-cell>
          <table:table-cell office:value-type="float" office:value="0.0131398" calcext:value-type="float">
            <text:p>0.0131398</text:p>
          </table:table-cell>
          <table:table-cell table:number-columns-repeated="2"/>
          <table:table-cell office:value-type="float" office:value="0.006" calcext:value-type="float">
            <text:p>0.006</text:p>
          </table:table-cell>
          <table:table-cell office:value-type="float" office:value="0.0157844" calcext:value-type="float">
            <text:p>0.0157844</text:p>
          </table:table-cell>
          <table:table-cell office:value-type="float" office:value="0.014145" calcext:value-type="float">
            <text:p>0.014145</text:p>
          </table:table-cell>
          <table:table-cell office:value-type="float" office:value="0.0137292" calcext:value-type="float">
            <text:p>0.0137292</text:p>
          </table:table-cell>
          <table:table-cell office:value-type="float" office:value="0.0133607" calcext:value-type="float">
            <text:p>0.0133607</text:p>
          </table:table-cell>
          <table:table-cell office:value-type="float" office:value="0.0134641" calcext:value-type="float">
            <text:p>0.0134641</text:p>
          </table:table-cell>
          <table:table-cell table:number-columns-repeated="6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04875" calcext:value-type="float">
            <text:p>0.0204875</text:p>
          </table:table-cell>
          <table:table-cell office:value-type="float" office:value="0.019205" calcext:value-type="float">
            <text:p>0.019205</text:p>
          </table:table-cell>
          <table:table-cell office:value-type="float" office:value="0.0189646" calcext:value-type="float">
            <text:p>0.0189646</text:p>
          </table:table-cell>
          <table:table-cell office:value-type="float" office:value="0.0189902" calcext:value-type="float">
            <text:p>0.0189902</text:p>
          </table:table-cell>
          <table:table-cell office:value-type="float" office:value="0.0195477" calcext:value-type="float">
            <text:p>0.0195477</text:p>
          </table:table-cell>
          <table:table-cell table:number-columns-repeated="2"/>
          <table:table-cell office:value-type="float" office:value="0.0065" calcext:value-type="float">
            <text:p>0.0065</text:p>
          </table:table-cell>
          <table:table-cell office:value-type="float" office:value="0.0205281" calcext:value-type="float">
            <text:p>0.0205281</text:p>
          </table:table-cell>
          <table:table-cell office:value-type="float" office:value="0.0192625" calcext:value-type="float">
            <text:p>0.0192625</text:p>
          </table:table-cell>
          <table:table-cell office:value-type="float" office:value="0.0191958" calcext:value-type="float">
            <text:p>0.0191958</text:p>
          </table:table-cell>
          <table:table-cell office:value-type="float" office:value="0.0192107" calcext:value-type="float">
            <text:p>0.0192107</text:p>
          </table:table-cell>
          <table:table-cell office:value-type="float" office:value="0.0199156" calcext:value-type="float">
            <text:p>0.0199156</text:p>
          </table:table-cell>
          <table:table-cell table:number-columns-repeated="6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2125" calcext:value-type="float">
            <text:p>0.0262125</text:p>
          </table:table-cell>
          <table:table-cell office:value-type="float" office:value="0.0253212" calcext:value-type="float">
            <text:p>0.0253212</text:p>
          </table:table-cell>
          <table:table-cell office:value-type="float" office:value="0.0255198" calcext:value-type="float">
            <text:p>0.0255198</text:p>
          </table:table-cell>
          <table:table-cell office:value-type="float" office:value="0.0258134" calcext:value-type="float">
            <text:p>0.0258134</text:p>
          </table:table-cell>
          <table:table-cell office:value-type="float" office:value="0.0265109" calcext:value-type="float">
            <text:p>0.0265109</text:p>
          </table:table-cell>
          <table:table-cell table:number-columns-repeated="2"/>
          <table:table-cell office:value-type="float" office:value="0.007" calcext:value-type="float">
            <text:p>0.007</text:p>
          </table:table-cell>
          <table:table-cell office:value-type="float" office:value="0.026175" calcext:value-type="float">
            <text:p>0.026175</text:p>
          </table:table-cell>
          <table:table-cell office:value-type="float" office:value="0.02519" calcext:value-type="float">
            <text:p>0.02519</text:p>
          </table:table-cell>
          <table:table-cell office:value-type="float" office:value="0.0254687" calcext:value-type="float">
            <text:p>0.0254687</text:p>
          </table:table-cell>
          <table:table-cell office:value-type="float" office:value="0.0259464" calcext:value-type="float">
            <text:p>0.0259464</text:p>
          </table:table-cell>
          <table:table-cell office:value-type="float" office:value="0.0268328" calcext:value-type="float">
            <text:p>0.0268328</text:p>
          </table:table-cell>
          <table:table-cell table:number-columns-repeated="6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23688" calcext:value-type="float">
            <text:p>0.0323688</text:p>
          </table:table-cell>
          <table:table-cell office:value-type="float" office:value="0.0316487" calcext:value-type="float">
            <text:p>0.0316487</text:p>
          </table:table-cell>
          <table:table-cell office:value-type="float" office:value="0.0320688" calcext:value-type="float">
            <text:p>0.0320688</text:p>
          </table:table-cell>
          <table:table-cell office:value-type="float" office:value="0.03265" calcext:value-type="float">
            <text:p>0.03265</text:p>
          </table:table-cell>
          <table:table-cell office:value-type="float" office:value="0.0329352" calcext:value-type="float">
            <text:p>0.0329352</text:p>
          </table:table-cell>
          <table:table-cell table:number-columns-repeated="2"/>
          <table:table-cell office:value-type="float" office:value="0.0075" calcext:value-type="float">
            <text:p>0.0075</text:p>
          </table:table-cell>
          <table:table-cell office:value-type="float" office:value="0.0320969" calcext:value-type="float">
            <text:p>0.0320969</text:p>
          </table:table-cell>
          <table:table-cell office:value-type="float" office:value="0.031805" calcext:value-type="float">
            <text:p>0.031805</text:p>
          </table:table-cell>
          <table:table-cell office:value-type="float" office:value="0.0319063" calcext:value-type="float">
            <text:p>0.0319063</text:p>
          </table:table-cell>
          <table:table-cell office:value-type="float" office:value="0.0329464" calcext:value-type="float">
            <text:p>0.0329464</text:p>
          </table:table-cell>
          <table:table-cell office:value-type="float" office:value="0.0334781" calcext:value-type="float">
            <text:p>0.0334781</text:p>
          </table:table-cell>
          <table:table-cell table:number-columns-repeated="6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975" calcext:value-type="float">
            <text:p>0.038975</text:p>
          </table:table-cell>
          <table:table-cell office:value-type="float" office:value="0.0386838" calcext:value-type="float">
            <text:p>0.0386838</text:p>
          </table:table-cell>
          <table:table-cell office:value-type="float" office:value="0.0387677" calcext:value-type="float">
            <text:p>0.0387677</text:p>
          </table:table-cell>
          <table:table-cell office:value-type="float" office:value="0.0389768" calcext:value-type="float">
            <text:p>0.0389768</text:p>
          </table:table-cell>
          <table:table-cell office:value-type="float" office:value="0.0387039" calcext:value-type="float">
            <text:p>0.0387039</text:p>
          </table:table-cell>
          <table:table-cell table:number-columns-repeated="2"/>
          <table:table-cell office:value-type="float" office:value="0.008" calcext:value-type="float">
            <text:p>0.008</text:p>
          </table:table-cell>
          <table:table-cell office:value-type="float" office:value="0.0384063" calcext:value-type="float">
            <text:p>0.0384063</text:p>
          </table:table-cell>
          <table:table-cell office:value-type="float" office:value="0.038465" calcext:value-type="float">
            <text:p>0.038465</text:p>
          </table:table-cell>
          <table:table-cell office:value-type="float" office:value="0.0390042" calcext:value-type="float">
            <text:p>0.0390042</text:p>
          </table:table-cell>
          <table:table-cell office:value-type="float" office:value="0.0387232" calcext:value-type="float">
            <text:p>0.0387232</text:p>
          </table:table-cell>
          <table:table-cell office:value-type="float" office:value="0.0388453" calcext:value-type="float">
            <text:p>0.0388453</text:p>
          </table:table-cell>
          <table:table-cell table:number-columns-repeated="6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05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2687" calcext:value-type="float">
            <text:p>0.0012687</text:p>
          </table:table-cell>
          <table:table-cell office:value-type="float" office:value="0.000645" calcext:value-type="float">
            <text:p>0.000645</text:p>
          </table:table-cell>
          <table:table-cell office:value-type="float" office:value="0.0003146" calcext:value-type="float">
            <text:p>0.0003146</text:p>
          </table:table-cell>
          <table:table-cell office:value-type="float" office:value="0.0001527" calcext:value-type="float">
            <text:p>0.0001527</text:p>
          </table:table-cell>
          <table:table-cell table:style-name="ce2" office:value-type="float" office:value="0.0000977" calcext:value-type="float">
            <text:p>9.77E-05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225" calcext:value-type="float">
            <text:p>0.002225</text:p>
          </table:table-cell>
          <table:table-cell office:value-type="float" office:value="0.0012375" calcext:value-type="float">
            <text:p>0.0012375</text:p>
          </table:table-cell>
          <table:table-cell office:value-type="float" office:value="0.0007719" calcext:value-type="float">
            <text:p>0.0007719</text:p>
          </table:table-cell>
          <table:table-cell office:value-type="float" office:value="0.0004866" calcext:value-type="float">
            <text:p>0.0004866</text:p>
          </table:table-cell>
          <table:table-cell office:value-type="float" office:value="0.0003344" calcext:value-type="float">
            <text:p>0.0003344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385" calcext:value-type="float">
            <text:p>0.00385</text:p>
          </table:table-cell>
          <table:table-cell office:value-type="float" office:value="0.002515" calcext:value-type="float">
            <text:p>0.002515</text:p>
          </table:table-cell>
          <table:table-cell office:value-type="float" office:value="0.0016677" calcext:value-type="float">
            <text:p>0.0016677</text:p>
          </table:table-cell>
          <table:table-cell office:value-type="float" office:value="0.0011848" calcext:value-type="float">
            <text:p>0.0011848</text:p>
          </table:table-cell>
          <table:table-cell office:value-type="float" office:value="0.0008711" calcext:value-type="float">
            <text:p>0.0008711</text:p>
          </table:table-cell>
          <table:table-cell table:number-columns-repeated="3"/>
          <table:table-cell table:style-name="ce2"/>
          <table:table-cell table:number-columns-repeated="10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0625" calcext:value-type="float">
            <text:p>0.0060625</text:p>
          </table:table-cell>
          <table:table-cell office:value-type="float" office:value="0.0041613" calcext:value-type="float">
            <text:p>0.0041613</text:p>
          </table:table-cell>
          <table:table-cell office:value-type="float" office:value="0.00325" calcext:value-type="float">
            <text:p>0.00325</text:p>
          </table:table-cell>
          <table:table-cell office:value-type="float" office:value="0.0025696" calcext:value-type="float">
            <text:p>0.0025696</text:p>
          </table:table-cell>
          <table:table-cell office:value-type="float" office:value="0.0021875" calcext:value-type="float">
            <text:p>0.0021875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3438" calcext:value-type="float">
            <text:p>0.0083438</text:p>
          </table:table-cell>
          <table:table-cell office:value-type="float" office:value="0.0066375" calcext:value-type="float">
            <text:p>0.0066375</text:p>
          </table:table-cell>
          <table:table-cell office:value-type="float" office:value="0.0054938" calcext:value-type="float">
            <text:p>0.0054938</text:p>
          </table:table-cell>
          <table:table-cell office:value-type="float" office:value="0.0051321" calcext:value-type="float">
            <text:p>0.0051321</text:p>
          </table:table-cell>
          <table:table-cell office:value-type="float" office:value="0.0045672" calcext:value-type="float">
            <text:p>0.0045672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17375" calcext:value-type="float">
            <text:p>0.0117375</text:p>
          </table:table-cell>
          <table:table-cell office:value-type="float" office:value="0.0101487" calcext:value-type="float">
            <text:p>0.0101487</text:p>
          </table:table-cell>
          <table:table-cell office:value-type="float" office:value="0.0092177" calcext:value-type="float">
            <text:p>0.0092177</text:p>
          </table:table-cell>
          <table:table-cell office:value-type="float" office:value="0.0086205" calcext:value-type="float">
            <text:p>0.0086205</text:p>
          </table:table-cell>
          <table:table-cell office:value-type="float" office:value="0.0083742" calcext:value-type="float">
            <text:p>0.008374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3625" calcext:value-type="float">
            <text:p>0.0163625</text:p>
          </table:table-cell>
          <table:table-cell office:value-type="float" office:value="0.0143137" calcext:value-type="float">
            <text:p>0.0143137</text:p>
          </table:table-cell>
          <table:table-cell office:value-type="float" office:value="0.0136729" calcext:value-type="float">
            <text:p>0.0136729</text:p>
          </table:table-cell>
          <table:table-cell office:value-type="float" office:value="0.0137304" calcext:value-type="float">
            <text:p>0.0137304</text:p>
          </table:table-cell>
          <table:table-cell office:value-type="float" office:value="0.0138914" calcext:value-type="float">
            <text:p>0.0138914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2125" calcext:value-type="float">
            <text:p>0.0212125</text:p>
          </table:table-cell>
          <table:table-cell office:value-type="float" office:value="0.019425" calcext:value-type="float">
            <text:p>0.019425</text:p>
          </table:table-cell>
          <table:table-cell office:value-type="float" office:value="0.0193302" calcext:value-type="float">
            <text:p>0.0193302</text:p>
          </table:table-cell>
          <table:table-cell office:value-type="float" office:value="0.0195429" calcext:value-type="float">
            <text:p>0.0195429</text:p>
          </table:table-cell>
          <table:table-cell office:value-type="float" office:value="0.0202508" calcext:value-type="float">
            <text:p>0.0202508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63063" calcext:value-type="float">
            <text:p>0.0263063</text:p>
          </table:table-cell>
          <table:table-cell office:value-type="float" office:value="0.0255975" calcext:value-type="float">
            <text:p>0.0255975</text:p>
          </table:table-cell>
          <table:table-cell office:value-type="float" office:value="0.0257625" calcext:value-type="float">
            <text:p>0.0257625</text:p>
          </table:table-cell>
          <table:table-cell office:value-type="float" office:value="0.0264116" calcext:value-type="float">
            <text:p>0.0264116</text:p>
          </table:table-cell>
          <table:table-cell office:value-type="float" office:value="0.0269656" calcext:value-type="float">
            <text:p>0.0269656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2375" calcext:value-type="float">
            <text:p>0.0312375</text:p>
          </table:table-cell>
          <table:table-cell office:value-type="float" office:value="0.0319" calcext:value-type="float">
            <text:p>0.0319</text:p>
          </table:table-cell>
          <table:table-cell office:value-type="float" office:value="0.0324229" calcext:value-type="float">
            <text:p>0.0324229</text:p>
          </table:table-cell>
          <table:table-cell office:value-type="float" office:value="0.0331795" calcext:value-type="float">
            <text:p>0.0331795</text:p>
          </table:table-cell>
          <table:table-cell office:value-type="float" office:value="0.0336109" calcext:value-type="float">
            <text:p>0.0336109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875" calcext:value-type="float">
            <text:p>0.0382875</text:p>
          </table:table-cell>
          <table:table-cell office:value-type="float" office:value="0.0382012" calcext:value-type="float">
            <text:p>0.0382012</text:p>
          </table:table-cell>
          <table:table-cell office:value-type="float" office:value="0.0391729" calcext:value-type="float">
            <text:p>0.0391729</text:p>
          </table:table-cell>
          <table:table-cell office:value-type="float" office:value="0.0393036" calcext:value-type="float">
            <text:p>0.0393036</text:p>
          </table:table-cell>
          <table:table-cell office:value-type="float" office:value="0.0387891" calcext:value-type="float">
            <text:p>0.0387891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style-name="ce1" office:value-type="string" calcext:value-type="string">
            <text:p>IGNORE = 0.1</text:p>
          </table:table-cell>
          <table:table-cell table:number-columns-repeated="19"/>
        </table:table-row>
        <table:table-row table:style-name="ro1">
          <table:table-cell table:style-name="ce1" office:value-type="string" calcext:value-type="string">
            <text:p>pq 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14"/>
        </table:table-row>
        <table:table-row table:style-name="ro1">
          <table:table-cell office:value-type="float" office:value="0.003" calcext:value-type="float">
            <text:p>0.003</text:p>
          </table:table-cell>
          <table:table-cell office:value-type="float" office:value="0.0014281" calcext:value-type="float">
            <text:p>0.0014281</text:p>
          </table:table-cell>
          <table:table-cell office:value-type="float" office:value="0.0007675" calcext:value-type="float">
            <text:p>0.0007675</text:p>
          </table:table-cell>
          <table:table-cell office:value-type="float" office:value="0.0003646" calcext:value-type="float">
            <text:p>0.0003646</text:p>
          </table:table-cell>
          <table:table-cell office:value-type="float" office:value="0.0002393" calcext:value-type="float">
            <text:p>0.0002393</text:p>
          </table:table-cell>
          <table:table-cell office:value-type="float" office:value="0.0001359" calcext:value-type="float">
            <text:p>0.0001359</text:p>
          </table:table-cell>
          <table:table-cell table:number-columns-repeated="14"/>
        </table:table-row>
        <table:table-row table:style-name="ro1">
          <table:table-cell office:value-type="float" office:value="0.0035" calcext:value-type="float">
            <text:p>0.0035</text:p>
          </table:table-cell>
          <table:table-cell office:value-type="float" office:value="0.0024062" calcext:value-type="float">
            <text:p>0.0024062</text:p>
          </table:table-cell>
          <table:table-cell office:value-type="float" office:value="0.001445" calcext:value-type="float">
            <text:p>0.001445</text:p>
          </table:table-cell>
          <table:table-cell office:value-type="float" office:value="0.0008458" calcext:value-type="float">
            <text:p>0.0008458</text:p>
          </table:table-cell>
          <table:table-cell office:value-type="float" office:value="0.0006071" calcext:value-type="float">
            <text:p>0.0006071</text:p>
          </table:table-cell>
          <table:table-cell office:value-type="float" office:value="0.0004141" calcext:value-type="float">
            <text:p>0.0004141</text:p>
          </table:table-cell>
          <table:table-cell table:number-columns-repeated="14"/>
        </table:table-row>
        <table:table-row table:style-name="ro1">
          <table:table-cell office:value-type="float" office:value="0.004" calcext:value-type="float">
            <text:p>0.004</text:p>
          </table:table-cell>
          <table:table-cell office:value-type="float" office:value="0.004025" calcext:value-type="float">
            <text:p>0.004025</text:p>
          </table:table-cell>
          <table:table-cell office:value-type="float" office:value="0.0025225" calcext:value-type="float">
            <text:p>0.0025225</text:p>
          </table:table-cell>
          <table:table-cell office:value-type="float" office:value="0.00185" calcext:value-type="float">
            <text:p>0.00185</text:p>
          </table:table-cell>
          <table:table-cell office:value-type="float" office:value="0.0014071" calcext:value-type="float">
            <text:p>0.0014071</text:p>
          </table:table-cell>
          <table:table-cell office:value-type="float" office:value="0.001125" calcext:value-type="float">
            <text:p>0.001125</text:p>
          </table:table-cell>
          <table:table-cell table:number-columns-repeated="14"/>
        </table:table-row>
        <table:table-row table:style-name="ro1">
          <table:table-cell office:value-type="float" office:value="0.0045" calcext:value-type="float">
            <text:p>0.0045</text:p>
          </table:table-cell>
          <table:table-cell office:value-type="float" office:value="0.006175" calcext:value-type="float">
            <text:p>0.006175</text:p>
          </table:table-cell>
          <table:table-cell office:value-type="float" office:value="0.0046325" calcext:value-type="float">
            <text:p>0.0046325</text:p>
          </table:table-cell>
          <table:table-cell office:value-type="float" office:value="0.0034042" calcext:value-type="float">
            <text:p>0.0034042</text:p>
          </table:table-cell>
          <table:table-cell office:value-type="float" office:value="0.0028554" calcext:value-type="float">
            <text:p>0.0028554</text:p>
          </table:table-cell>
          <table:table-cell office:value-type="float" office:value="0.0025594" calcext:value-type="float">
            <text:p>0.0025594</text:p>
          </table:table-cell>
          <table:table-cell table:number-columns-repeated="14"/>
        </table:table-row>
        <table:table-row table:style-name="ro1">
          <table:table-cell office:value-type="float" office:value="0.005" calcext:value-type="float">
            <text:p>0.005</text:p>
          </table:table-cell>
          <table:table-cell office:value-type="float" office:value="0.0089469" calcext:value-type="float">
            <text:p>0.0089469</text:p>
          </table:table-cell>
          <table:table-cell office:value-type="float" office:value="0.0068125" calcext:value-type="float">
            <text:p>0.0068125</text:p>
          </table:table-cell>
          <table:table-cell office:value-type="float" office:value="0.0060646" calcext:value-type="float">
            <text:p>0.0060646</text:p>
          </table:table-cell>
          <table:table-cell office:value-type="float" office:value="0.0055232" calcext:value-type="float">
            <text:p>0.0055232</text:p>
          </table:table-cell>
          <table:table-cell office:value-type="float" office:value="0.0051328" calcext:value-type="float">
            <text:p>0.0051328</text:p>
          </table:table-cell>
          <table:table-cell table:number-columns-repeated="14"/>
        </table:table-row>
        <table:table-row table:style-name="ro1">
          <table:table-cell office:value-type="float" office:value="0.0055" calcext:value-type="float">
            <text:p>0.0055</text:p>
          </table:table-cell>
          <table:table-cell office:value-type="float" office:value="0.0120656" calcext:value-type="float">
            <text:p>0.0120656</text:p>
          </table:table-cell>
          <table:table-cell office:value-type="float" office:value="0.01026" calcext:value-type="float">
            <text:p>0.01026</text:p>
          </table:table-cell>
          <table:table-cell office:value-type="float" office:value="0.0095896" calcext:value-type="float">
            <text:p>0.0095896</text:p>
          </table:table-cell>
          <table:table-cell office:value-type="float" office:value="0.0094393" calcext:value-type="float">
            <text:p>0.0094393</text:p>
          </table:table-cell>
          <table:table-cell office:value-type="float" office:value="0.0092" calcext:value-type="float">
            <text:p>0.0092</text:p>
          </table:table-cell>
          <table:table-cell table:number-columns-repeated="14"/>
        </table:table-row>
        <table:table-row table:style-name="ro1">
          <table:table-cell office:value-type="float" office:value="0.006" calcext:value-type="float">
            <text:p>0.006</text:p>
          </table:table-cell>
          <table:table-cell office:value-type="float" office:value="0.0160594" calcext:value-type="float">
            <text:p>0.0160594</text:p>
          </table:table-cell>
          <table:table-cell office:value-type="float" office:value="0.01473" calcext:value-type="float">
            <text:p>0.01473</text:p>
          </table:table-cell>
          <table:table-cell office:value-type="float" office:value="0.0141604" calcext:value-type="float">
            <text:p>0.0141604</text:p>
          </table:table-cell>
          <table:table-cell office:value-type="float" office:value="0.0146036" calcext:value-type="float">
            <text:p>0.0146036</text:p>
          </table:table-cell>
          <table:table-cell office:value-type="float" office:value="0.0146719" calcext:value-type="float">
            <text:p>0.0146719</text:p>
          </table:table-cell>
          <table:table-cell table:number-columns-repeated="14"/>
        </table:table-row>
        <table:table-row table:style-name="ro1">
          <table:table-cell office:value-type="float" office:value="0.0065" calcext:value-type="float">
            <text:p>0.0065</text:p>
          </table:table-cell>
          <table:table-cell office:value-type="float" office:value="0.0211344" calcext:value-type="float">
            <text:p>0.0211344</text:p>
          </table:table-cell>
          <table:table-cell office:value-type="float" office:value="0.01991" calcext:value-type="float">
            <text:p>0.01991</text:p>
          </table:table-cell>
          <table:table-cell office:value-type="float" office:value="0.0200812" calcext:value-type="float">
            <text:p>0.0200812</text:p>
          </table:table-cell>
          <table:table-cell office:value-type="float" office:value="0.0201286" calcext:value-type="float">
            <text:p>0.0201286</text:p>
          </table:table-cell>
          <table:table-cell office:value-type="float" office:value="0.0212094" calcext:value-type="float">
            <text:p>0.0212094</text:p>
          </table:table-cell>
          <table:table-cell table:number-columns-repeated="14"/>
        </table:table-row>
        <table:table-row table:style-name="ro1">
          <table:table-cell office:value-type="float" office:value="0.007" calcext:value-type="float">
            <text:p>0.007</text:p>
          </table:table-cell>
          <table:table-cell office:value-type="float" office:value="0.0259469" calcext:value-type="float">
            <text:p>0.0259469</text:p>
          </table:table-cell>
          <table:table-cell office:value-type="float" office:value="0.0252975" calcext:value-type="float">
            <text:p>0.0252975</text:p>
          </table:table-cell>
          <table:table-cell office:value-type="float" office:value="0.0261292" calcext:value-type="float">
            <text:p>0.0261292</text:p>
          </table:table-cell>
          <table:table-cell office:value-type="float" office:value="0.0267554" calcext:value-type="float">
            <text:p>0.0267554</text:p>
          </table:table-cell>
          <table:table-cell office:value-type="float" office:value="0.0279437" calcext:value-type="float">
            <text:p>0.0279437</text:p>
          </table:table-cell>
          <table:table-cell table:number-columns-repeated="14"/>
        </table:table-row>
        <table:table-row table:style-name="ro1">
          <table:table-cell office:value-type="float" office:value="0.0075" calcext:value-type="float">
            <text:p>0.0075</text:p>
          </table:table-cell>
          <table:table-cell office:value-type="float" office:value="0.03185" calcext:value-type="float">
            <text:p>0.03185</text:p>
          </table:table-cell>
          <table:table-cell office:value-type="float" office:value="0.031815" calcext:value-type="float">
            <text:p>0.031815</text:p>
          </table:table-cell>
          <table:table-cell office:value-type="float" office:value="0.0326729" calcext:value-type="float">
            <text:p>0.0326729</text:p>
          </table:table-cell>
          <table:table-cell office:value-type="float" office:value="0.0341607" calcext:value-type="float">
            <text:p>0.0341607</text:p>
          </table:table-cell>
          <table:table-cell office:value-type="float" office:value="0.0341813" calcext:value-type="float">
            <text:p>0.0341813</text:p>
          </table:table-cell>
          <table:table-cell table:number-columns-repeated="14"/>
        </table:table-row>
        <table:table-row table:style-name="ro1">
          <table:table-cell office:value-type="float" office:value="0.008" calcext:value-type="float">
            <text:p>0.008</text:p>
          </table:table-cell>
          <table:table-cell office:value-type="float" office:value="0.038225" calcext:value-type="float">
            <text:p>0.038225</text:p>
          </table:table-cell>
          <table:table-cell office:value-type="float" office:value="0.038285" calcext:value-type="float">
            <text:p>0.038285</text:p>
          </table:table-cell>
          <table:table-cell office:value-type="float" office:value="0.0393542" calcext:value-type="float">
            <text:p>0.0393542</text:p>
          </table:table-cell>
          <table:table-cell office:value-type="float" office:value="0.0399554" calcext:value-type="float">
            <text:p>0.0399554</text:p>
          </table:table-cell>
          <table:table-cell office:value-type="float" office:value="0.0394578" calcext:value-type="float">
            <text:p>0.0394578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text>$</number:text>
      <number:number number:decimal-places="2" loext:min-decimal-places="2" number:min-integer-digits="1" number:grouping="true"/>
    </number:number-style>
    <number:number-style style:name="N122">
      <style:text-properties fo:color="#ff0000"/>
      <number:text>$-</number:text>
      <number:number number:decimal-places="2" loext:min-decimal-places="2" number:min-integer-digits="1" number:grouping="true"/>
      <style:map style:condition="value()&gt;=0" style:apply-style-name="N122P0"/>
    </number:number-style>
    <style:style style:name="Default" style:family="table-cell"/>
    <style:style style:name="Result" style:family="table-cell" style:parent-style-name="Default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Result2" style:family="table-cell" style:parent-style-name="Default" style:data-style-name="N122">
      <style:text-properties style:use-window-font-color="true"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6">00/00/0000</text:date>, <text:time style:data-style-name="N2" text:time-value="23:21:56.5573496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6T23:22:16.542790002</dc:date>
    <meta:editing-duration>PT20H37M41S</meta:editing-duration>
    <meta:editing-cycles>88</meta:editing-cycles>
    <meta:generator>LibreOffice/5.1.6.2$Linux_X86_64 LibreOffice_project/10m0$Build-2</meta:generator>
    <meta:document-statistic meta:table-count="3" meta:cell-count="1352" meta:object-count="0"/>
  </office:meta>
</office:document-meta>
</file>